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31cm"/>
    </style:style>
    <style:style style:name="co3" style:family="table-column">
      <style:table-column-properties fo:break-before="auto" style:column-width="4.413cm"/>
    </style:style>
    <style:style style:name="co4" style:family="table-column">
      <style:table-column-properties fo:break-before="auto" style:column-width="6.516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3.332cm"/>
    </style:style>
    <style:style style:name="co7" style:family="table-column">
      <style:table-column-properties fo:break-before="auto" style:column-width="6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ee6ef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udoc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ce12"/>
        <table:table-column table:style-name="co6" table:default-cell-style-name="Default"/>
        <table:table-column table:style-name="co1" table:number-columns-repeated="16372" table:default-cell-style-name="Default"/>
        <table:table-row table:style-name="ro1">
          <table:table-cell table:style-name="ce1" office:value-type="string" calcext:value-type="string">
            <text:p>NumNot</text:p>
          </table:table-cell>
          <table:table-cell table:style-name="ce2" office:value-type="string" calcext:value-type="string">
            <text:p>Nb identifiants trouvés</text:p>
          </table:table-cell>
          <table:table-cell table:style-name="ce5" office:value-type="string" calcext:value-type="string">
            <text:p>Liste identifiants trouvés</text:p>
          </table:table-cell>
          <table:table-cell table:style-name="ce5" office:value-type="string" calcext:value-type="string">
            <text:p>Méthode d'alignement</text:p>
          </table:table-cell>
          <table:table-cell table:style-name="ce7" office:value-type="string" calcext:value-type="string">
            <text:p>Nb identifiants trouvés</text:p>
          </table:table-cell>
          <table:table-cell table:style-name="ce9" office:value-type="string" calcext:value-type="string">
            <text:p>Liste identifiants trouvés</text:p>
          </table:table-cell>
          <table:table-cell table:style-name="ce9" office:value-type="string" calcext:value-type="string">
            <text:p>Méthode d'alignement</text:p>
          </table:table-cell>
          <table:table-cell table:style-name="ce1" office:value-type="string" calcext:value-type="string">
            <text:p>FRBNF</text:p>
          </table:table-cell>
          <table:table-cell table:style-name="ce1" office:value-type="string" calcext:value-type="string">
            <text:p>ARK</text:p>
          </table:table-cell>
          <table:table-cell table:style-name="ce1" office:value-type="string" calcext:value-type="string">
            <text:p>ISBN</text:p>
          </table:table-cell>
          <table:table-cell table:style-name="ce11" office:value-type="string" calcext:value-type="string">
            <text:p>EAN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Auteu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olume-Tome</text:p>
          </table:table-cell>
          <table:table-cell table:style-name="ce1" office:value-type="string" calcext:value-type="string">
            <text:p>Editeur</text:p>
          </table:table-cell>
          <table:table-cell table:style-name="ce1" office:value-type="string" calcext:value-type="string">
            <text:p>Type doc / Type notice</text:p>
          </table:table-cell>
          <table:table-cell table:style-name="ce1"/>
          <table:table-cell table:style-name="ce1" office:value-type="string" calcext:value-type="string">
            <text:p>Requete Sudoc</text:p>
          </table:table-cell>
          <table:table-cell table:style-name="ce1" office:value-type="string" calcext:value-type="string">
            <text:p>URL Sudoc</text:p>
          </table:table-cell>
          <table:table-cell table:style-name="ce1" table:number-columns-repeated="16364"/>
        </table:table-row>
        <table:table-row table:style-name="ro1">
          <table:table-cell office:value-type="float" office:value="315742" calcext:value-type="float">
            <text:p>31574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ttps://www.sudoc.fr/175420270</text:p>
          </table:table-cell>
          <table:table-cell table:style-name="ce6" office:value-type="string" calcext:value-type="string">
            <text:p>Problème https://www.sudoc.fr/175420270 : métadonnées Sudoc non vérifiées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38877178</text:p>
          </table:table-cell>
          <table:table-cell table:style-name="ce10" office:value-type="string" calcext:value-type="string">
            <text:p>N° sys FRBNF + contrôle ISBN</text:p>
          </table:table-cell>
          <table:table-cell office:value-type="string" calcext:value-type="string">
            <text:p>FRBNF438877170000008</text:p>
          </table:table-cell>
          <table:table-cell/>
          <table:table-cell office:value-type="string" calcext:value-type="string">
            <text:p>978-2-917559-28-4</text:p>
          </table:table-cell>
          <table:table-cell/>
          <table:table-cell office:value-type="string" calcext:value-type="string">
            <text:p>Avec nous, après nous</text:p>
          </table:table-cell>
          <table:table-cell office:value-type="string" calcext:value-type="string">
            <text:p>Peres Shimon Attali Jacques</text:p>
          </table:table-cell>
          <table:table-cell office:value-type="string" calcext:value-type="string">
            <text:p>DL 2013</text:p>
          </table:table-cell>
          <table:table-cell/>
          <table:table-cell office:value-type="string" calcext:value-type="string">
            <text:p>Baker Street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avec and mti=nous and mti=apres and mti=nous and aut=jacques and aut=shimon and aut=attali and aut=peres and apu=2013 and tdo=b </text:p>
          </table:table-cell>
          <table:table-cell office:value-type="string" calcext:value-type="string">
            <text:p>https://www.sudoc.abes.fr/cbs/sru/?query=mti%3Davec%20and%20mti%3Dnous%20and%20mti%3Dapres%20and%20mti%3Dnous%20and%20aut%3Djacques%20and%20aut%3Dshimon%20and%20aut%3Dattali%20and%20aut%3Dperes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749" calcext:value-type="float">
            <text:p>315749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rk:/12148/cb436986680</text:p>
          </table:table-cell>
          <table:table-cell table:style-name="ce6" office:value-type="string" calcext:value-type="string">
            <text:p>EAN + contrôle Titre 200$a,EAN &gt; ARK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36986680</text:p>
          </table:table-cell>
          <table:table-cell table:style-name="ce10" office:value-type="string" calcext:value-type="string">
            <text:p>EAN + contrôle Titre 200$a,EAN &gt; ARK</text:p>
          </table:table-cell>
          <table:table-cell table:number-columns-repeated="2"/>
          <table:table-cell office:value-type="string" calcext:value-type="string">
            <text:p>978-2-213-67872-6</text:p>
          </table:table-cell>
          <table:table-cell office:value-type="float" office:value="9782213678726" calcext:value-type="float">
            <text:p>9782213678726</text:p>
          </table:table-cell>
          <table:table-cell office:value-type="string" calcext:value-type="string">
            <text:p>L'informatique du temps et des événements</text:p>
          </table:table-cell>
          <table:table-cell office:value-type="string" calcext:value-type="string">
            <text:p>Berry Gérard</text:p>
          </table:table-cell>
          <table:table-cell office:value-type="string" calcext:value-type="string">
            <text:p>DL 2013</text:p>
          </table:table-cell>
          <table:table-cell/>
          <table:table-cell office:value-type="string" calcext:value-type="string">
            <text:p>Collège de France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informatique and mti=du and mti=temps and mti=et and mti=des and mti=evenements and aut=gerard and aut=berry and apu=2013 and tdo=b</text:p>
          </table:table-cell>
          <table:table-cell office:value-type="string" calcext:value-type="string">
            <text:p>https://www.sudoc.abes.fr/cbs/sru/?query=mti%3Dinformatique%20and%20mti%3Ddu%20and%20mti%3Dtemps%20and%20mti%3Det%20and%20mti%3Ddes%20and%20mti%3Devenements%20and%20aut%3Dgerard%20and%20aut%3Dberry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756" calcext:value-type="float">
            <text:p>315756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rk:/12148/cb43536110d</text:p>
          </table:table-cell>
          <table:table-cell table:style-name="ce6" office:value-type="string" calcext:value-type="string">
            <text:p>N° sys FRBNF + contrôle ISBN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3536110d</text:p>
          </table:table-cell>
          <table:table-cell table:style-name="ce10" office:value-type="string" calcext:value-type="string">
            <text:p>N° sys FRBNF + contrôle ISBN</text:p>
          </table:table-cell>
          <table:table-cell office:value-type="string" calcext:value-type="string">
            <text:p>FRBNF435361100000003</text:p>
          </table:table-cell>
          <table:table-cell/>
          <table:table-cell office:value-type="string" calcext:value-type="string">
            <text:p>978-2-213-67203-8</text:p>
          </table:table-cell>
          <table:table-cell/>
          <table:table-cell office:value-type="string" calcext:value-type="string">
            <text:p>Mon Paris, ma mémoire</text:p>
          </table:table-cell>
          <table:table-cell office:value-type="string" calcext:value-type="string">
            <text:p>Morin Edgar</text:p>
          </table:table-cell>
          <table:table-cell office:value-type="string" calcext:value-type="string">
            <text:p>DL 2013</text:p>
          </table:table-cell>
          <table:table-cell/>
          <table:table-cell office:value-type="string" calcext:value-type="string">
            <text:p>Fayard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mon and mti=paris and mti=ma and mti=memoire and aut=morin and aut=edgar and apu=2013 and tdo=b </text:p>
          </table:table-cell>
          <table:table-cell office:value-type="string" calcext:value-type="string">
            <text:p>https://www.sudoc.abes.fr/cbs/sru/?query=mti%3Dmon%20and%20mti%3Dparis%20and%20mti%3Dma%20and%20mti%3Dmemoire%20and%20aut%3Dmorin%20and%20aut%3Dedgar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763" calcext:value-type="float">
            <text:p>31576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rk:/12148/cb43514708m</text:p>
          </table:table-cell>
          <table:table-cell table:style-name="ce6" office:value-type="string" calcext:value-type="string">
            <text:p>ISBN + contrôle Titre 200$a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3514708m</text:p>
          </table:table-cell>
          <table:table-cell table:style-name="ce10" office:value-type="string" calcext:value-type="string">
            <text:p>ISBN + contrôle Titre 200$a</text:p>
          </table:table-cell>
          <table:table-cell table:number-columns-repeated="2"/>
          <table:table-cell office:value-type="string" calcext:value-type="string">
            <text:p>978-2-213-66672-3</text:p>
          </table:table-cell>
          <table:table-cell/>
          <table:table-cell office:value-type="string" calcext:value-type="string">
            <text:p>Adieu à Berlin</text:p>
          </table:table-cell>
          <table:table-cell office:value-type="string" calcext:value-type="string">
            <text:p>Isherwood Christopher Savitzky Ludmila</text:p>
          </table:table-cell>
          <table:table-cell office:value-type="string" calcext:value-type="string">
            <text:p>impr. 2013</text:p>
          </table:table-cell>
          <table:table-cell/>
          <table:table-cell office:value-type="string" calcext:value-type="string">
            <text:p>Fayard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adieu and mti=berlin and aut=christopher and aut=isherwood and aut=savitzky and aut=ludmila and apu=2013 and tdo=b </text:p>
          </table:table-cell>
          <table:table-cell office:value-type="string" calcext:value-type="string">
            <text:p>https://www.sudoc.abes.fr/cbs/sru/?query=mti%3Dadieu%20and%20mti%3Dberlin%20and%20aut%3Dchristopher%20and%20aut%3Disherwood%20and%20aut%3Dsavitzky%20and%20aut%3Dludmila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770" calcext:value-type="float">
            <text:p>31577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rk:/12148/cb435580221</text:p>
          </table:table-cell>
          <table:table-cell table:style-name="ce6" office:value-type="string" calcext:value-type="string">
            <text:p>ARK identique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35580221</text:p>
          </table:table-cell>
          <table:table-cell table:style-name="ce10" office:value-type="string" calcext:value-type="string">
            <text:p>ARK identique</text:p>
          </table:table-cell>
          <table:table-cell/>
          <table:table-cell office:value-type="string" calcext:value-type="string">
            <text:p>ark:/12148/cb435580221</text:p>
          </table:table-cell>
          <table:table-cell office:value-type="string" calcext:value-type="string">
            <text:p>978-2-213-66853-6</text:p>
          </table:table-cell>
          <table:table-cell/>
          <table:table-cell office:value-type="string" calcext:value-type="string">
            <text:p>Dictionnaire Ferré</text:p>
          </table:table-cell>
          <table:table-cell office:value-type="string" calcext:value-type="string">
            <text:p>Belleret Robert</text:p>
          </table:table-cell>
          <table:table-cell office:value-type="string" calcext:value-type="string">
            <text:p>impr. 2013</text:p>
          </table:table-cell>
          <table:table-cell/>
          <table:table-cell office:value-type="string" calcext:value-type="string">
            <text:p>Fayard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dictionnaire and mti=ferre and aut=belleret and aut=robert and apu=2013 and tdo=b </text:p>
          </table:table-cell>
          <table:table-cell office:value-type="string" calcext:value-type="string">
            <text:p>https://www.sudoc.abes.fr/cbs/sru/?query=mti%3Ddictionnaire%20and%20mti%3Dferre%20and%20aut%3Dbelleret%20and%20aut%3Drobert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777" calcext:value-type="float">
            <text:p>315777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ttps://www.sudoc.fr/172273706</text:p>
          </table:table-cell>
          <table:table-cell table:style-name="ce6" office:value-type="string" calcext:value-type="string">
            <text:p>Titre-Auteur-Date + contrôle Titre 200$a,Problème ISBN non reconnu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3674619d</text:p>
          </table:table-cell>
          <table:table-cell table:style-name="ce10" office:value-type="string" calcext:value-type="string">
            <text:p>ISBN + contrôle Titre 200$a</text:p>
          </table:table-cell>
          <table:table-cell table:number-columns-repeated="2"/>
          <table:table-cell office:value-type="string" calcext:value-type="string">
            <text:p>978-2-213-67800-9</text:p>
          </table:table-cell>
          <table:table-cell/>
          <table:table-cell office:value-type="string" calcext:value-type="string">
            <text:p>Défense républicaine et participation ministérielle, 1899-1902</text:p>
          </table:table-cell>
          <table:table-cell office:value-type="string" calcext:value-type="string">
            <text:p>Jaurès Jean Agulhon Maurice <text:s/>Chanet Jean-François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defense and mti=republicaine and mti=et and mti=participation and mti=ministerielle and mti=1899 and mti=1902 and aut=francois and aut=agulhon and aut=maurice and aut=jaures and aut=chanet and aut=jean and aut=jean and apu=2013 and tdo=b</text:p>
          </table:table-cell>
          <table:table-cell office:value-type="string" calcext:value-type="string">
            <text:p>https://www.sudoc.abes.fr/cbs/sru/?query=mti%3Ddefense%20and%20mti%3Drepublicaine%20and%20mti%3Det%20and%20mti%3Dparticipation%20and%20mti%3Dministerielle%20and%20mti%3D1899%20and%20mti%3D1902%20and%20aut%3Dfrancois%20and%20aut%3Dagulhon%20and%20aut%3Dmaurice%20and%20aut%3Djaures%20and%20aut%3Dchanet%20and%20aut%3Djean%20and%20aut%3Djean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784" calcext:value-type="float">
            <text:p>31578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ttps://www.sudoc.fr/169196402</text:p>
          </table:table-cell>
          <table:table-cell table:style-name="ce6" office:value-type="string" calcext:value-type="string">
            <text:p>Titre-Auteur-Date + contrôle Titre 200$a,Problème ISBN non reconnu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35738918</text:p>
          </table:table-cell>
          <table:table-cell table:style-name="ce10" office:value-type="string" calcext:value-type="string">
            <text:p>ISBN + contrôle Titre 200$a</text:p>
          </table:table-cell>
          <table:table-cell table:number-columns-repeated="2"/>
          <table:table-cell office:value-type="string" calcext:value-type="string">
            <text:p>978-2-213-66285-5</text:p>
          </table:table-cell>
          <table:table-cell/>
          <table:table-cell office:value-type="string" calcext:value-type="string">
            <text:p>Philosophie de l'écran</text:p>
          </table:table-cell>
          <table:table-cell office:value-type="string" calcext:value-type="string">
            <text:p>Charolles Valérie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philosophie and mti=de and mti=ecran and aut=charolles and aut=valerie and apu=2013 and tdo=b </text:p>
          </table:table-cell>
          <table:table-cell office:value-type="string" calcext:value-type="string">
            <text:p>https://www.sudoc.abes.fr/cbs/sru/?query=mti%3Dphilosophie%20and%20mti%3Dde%20and%20mti%3Decran%20and%20aut%3Dcharolles%20and%20aut%3Dvalerie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791" calcext:value-type="float">
            <text:p>31579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rk:/12148/cb435147376</text:p>
          </table:table-cell>
          <table:table-cell table:style-name="ce6" office:value-type="string" calcext:value-type="string">
            <text:p>ARK identique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35147376</text:p>
          </table:table-cell>
          <table:table-cell table:style-name="ce10" office:value-type="string" calcext:value-type="string">
            <text:p>ARK identique</text:p>
          </table:table-cell>
          <table:table-cell office:value-type="string" calcext:value-type="string">
            <text:p>FRBNF435147370000003</text:p>
          </table:table-cell>
          <table:table-cell office:value-type="string" calcext:value-type="string">
            <text:p>ark:/12148/cb435147376</text:p>
          </table:table-cell>
          <table:table-cell office:value-type="string" calcext:value-type="string">
            <text:p>978-2-213-66893-2</text:p>
          </table:table-cell>
          <table:table-cell/>
          <table:table-cell office:value-type="string" calcext:value-type="string">
            <text:p>Conversations Hitler-Mussolini</text:p>
          </table:table-cell>
          <table:table-cell office:value-type="string" calcext:value-type="string">
            <text:p>Milza Pierre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conversations and mti=hitler and mti=mussolini and aut=pierre and aut=milza and apu=2013 and tdo=b </text:p>
          </table:table-cell>
          <table:table-cell office:value-type="string" calcext:value-type="string">
            <text:p>https://www.sudoc.abes.fr/cbs/sru/?query=mti%3Dconversations%20and%20mti%3Dhitler%20and%20mti%3Dmussolini%20and%20aut%3Dpierre%20and%20aut%3Dmilza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798" calcext:value-type="float">
            <text:p>31579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ttps://www.sudoc.fr/169020851</text:p>
          </table:table-cell>
          <table:table-cell table:style-name="ce6" office:value-type="string" calcext:value-type="string">
            <text:p>Titre-Auteur-Date + contrôle Titre 200$a,Problème ISBN non reconnu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https://www.sudoc.fr/169020851</text:p>
          </table:table-cell>
          <table:table-cell table:style-name="ce10" office:value-type="string" calcext:value-type="string">
            <text:p>Titre-Auteur-Date + contrôle Titre 200$a,Problème ISBN non reconnu</text:p>
          </table:table-cell>
          <table:table-cell table:number-columns-repeated="2"/>
          <table:table-cell office:value-type="string" calcext:value-type="string">
            <text:p>978-2-213-67716-3</text:p>
          </table:table-cell>
          <table:table-cell/>
          <table:table-cell office:value-type="string" calcext:value-type="string">
            <text:p>Quand la justice crée l'insécurité</text:p>
          </table:table-cell>
          <table:table-cell office:value-type="string" calcext:value-type="string">
            <text:p>Bébin Xavier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quand and mti=la and mti=justice and mti=cree and mti=insecurite and aut=xavier and aut=bebin and apu=2013 and tdo=b </text:p>
          </table:table-cell>
          <table:table-cell office:value-type="string" calcext:value-type="string">
            <text:p>https://www.sudoc.abes.fr/cbs/sru/?query=mti%3Dquand%20and%20mti%3Dla%20and%20mti%3Djustice%20and%20mti%3Dcree%20and%20mti%3Dinsecurite%20and%20aut%3Dxavier%20and%20aut%3Dbebin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805" calcext:value-type="float">
            <text:p>315805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number-columns-repeated="2"/>
          <table:table-cell table:style-name="ce8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"/>
          <table:table-cell office:value-type="string" calcext:value-type="string">
            <text:p>Le Genre humain</text:p>
          </table:table-cell>
          <table:table-cell/>
          <table:table-cell table:style-name="ce12" office:value-type="string" calcext:value-type="string">
            <text:p>1981-</text:p>
          </table:table-cell>
          <table:table-cell table:number-columns-repeated="2"/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le and mti=genre and mti=humain and apu=1981- and tdo=b </text:p>
          </table:table-cell>
          <table:table-cell office:value-type="string" calcext:value-type="string">
            <text:p>https://www.sudoc.abes.fr/cbs/sru/?query=mti%3Dle%20and%20mti%3Dgenre%20and%20mti%3Dhumain%20and%20apu%3D1981-%20and%20tdo%3Db&amp;recordSchema=unimarc&amp;version=1.1&amp;maximumRecords=200&amp;operation=searchRetrieve&amp;startRecord=1 0</text:p>
          </table:table-cell>
          <table:table-cell table:number-columns-repeated="16364"/>
        </table:table-row>
        <table:table-row table:style-name="ro1">
          <table:table-cell office:value-type="float" office:value="315812" calcext:value-type="float">
            <text:p>31581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rk:/12148/cb435959636</text:p>
          </table:table-cell>
          <table:table-cell table:style-name="ce6" office:value-type="string" calcext:value-type="string">
            <text:p>ISBN + contrôle Titre 200$a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35959636</text:p>
          </table:table-cell>
          <table:table-cell table:style-name="ce10" office:value-type="string" calcext:value-type="string">
            <text:p>ISBN + contrôle Titre 200$a</text:p>
          </table:table-cell>
          <table:table-cell table:number-columns-repeated="2"/>
          <table:table-cell office:value-type="string" calcext:value-type="string">
            <text:p>978-2-213-67797-2</text:p>
          </table:table-cell>
          <table:table-cell/>
          <table:table-cell office:value-type="string" calcext:value-type="string">
            <text:p>Je me souviens</text:p>
          </table:table-cell>
          <table:table-cell office:value-type="string" calcext:value-type="string">
            <text:p>Perec Georges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je and mti=me and mti=souviens and aut=georges and aut=perec and apu=2013 and tdo=b </text:p>
          </table:table-cell>
          <table:table-cell office:value-type="string" calcext:value-type="string">
            <text:p>https://www.sudoc.abes.fr/cbs/sru/?query=mti%3Dje%20and%20mti%3Dme%20and%20mti%3Dsouviens%20and%20aut%3Dgeorges%20and%20aut%3Dperec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819" calcext:value-type="float">
            <text:p>315819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ark:/12148/cb436604159,ark:/12148/cb43595709v</text:p>
          </table:table-cell>
          <table:table-cell table:style-name="ce6" office:value-type="string" calcext:value-type="string">
            <text:p>Titre-Auteur-Date + contrôle Titre 200$a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rk:/12148/cb436604159,ark:/12148/cb43595709v</text:p>
          </table:table-cell>
          <table:table-cell table:style-name="ce10" office:value-type="string" calcext:value-type="string">
            <text:p>Titre-Auteur-Date + contrôle Titre 200$a</text:p>
          </table:table-cell>
          <table:table-cell table:number-columns-repeated="2"/>
          <table:table-cell office:value-type="string" calcext:value-type="string">
            <text:p>Br.</text:p>
          </table:table-cell>
          <table:table-cell/>
          <table:table-cell office:value-type="string" calcext:value-type="string">
            <text:p>Les Romanov</text:p>
          </table:table-cell>
          <table:table-cell office:value-type="string" calcext:value-type="string">
            <text:p>Carrère d'Encausse Hélène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les and mti=romanov and aut=encausse and aut=carrere and aut=helene and apu=2013 and tdo=b </text:p>
          </table:table-cell>
          <table:table-cell office:value-type="string" calcext:value-type="string">
            <text:p>https://www.sudoc.abes.fr/cbs/sru/?query=mti%3Dles%20and%20mti%3Dromanov%20and%20aut%3Dencausse%20and%20aut%3Dcarrere%20and%20aut%3Dhelene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826" calcext:value-type="float">
            <text:p>315826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rk:/12148/cb436902579</text:p>
          </table:table-cell>
          <table:table-cell table:style-name="ce6" office:value-type="string" calcext:value-type="string">
            <text:p>N° sys FRBNF + contrôle ISBN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36902579</text:p>
          </table:table-cell>
          <table:table-cell table:style-name="ce10" office:value-type="string" calcext:value-type="string">
            <text:p>N° sys FRBNF + contrôle ISBN</text:p>
          </table:table-cell>
          <table:table-cell office:value-type="string" calcext:value-type="string">
            <text:p>FRBNF436902570000002</text:p>
          </table:table-cell>
          <table:table-cell/>
          <table:table-cell office:value-type="string" calcext:value-type="string">
            <text:p>978-2-213-67207-6</text:p>
          </table:table-cell>
          <table:table-cell/>
          <table:table-cell office:value-type="string" calcext:value-type="string">
            <text:p>L'âge des cénacles</text:p>
          </table:table-cell>
          <table:table-cell office:value-type="string" calcext:value-type="string">
            <text:p>Glinoer Anthony Laisney Vincent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age and mti=des and mti=cenacles and aut=glinoer and aut=anthony and aut=laisney and aut=vincent and apu=2013 and tdo=b </text:p>
          </table:table-cell>
          <table:table-cell office:value-type="string" calcext:value-type="string">
            <text:p>https://www.sudoc.abes.fr/cbs/sru/?query=mti%3Dage%20and%20mti%3Ddes%20and%20mti%3Dcenacles%20and%20aut%3Dglinoer%20and%20aut%3Danthony%20and%20aut%3Dlaisney%20and%20aut%3Dvincent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833" calcext:value-type="float">
            <text:p>31583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rk:/12148/cb435733342</text:p>
          </table:table-cell>
          <table:table-cell table:style-name="ce6" office:value-type="string" calcext:value-type="string">
            <text:p>N° sys FRBNF + contrôle ISBN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35733342</text:p>
          </table:table-cell>
          <table:table-cell table:style-name="ce10" office:value-type="string" calcext:value-type="string">
            <text:p>N° sys FRBNF + contrôle ISBN</text:p>
          </table:table-cell>
          <table:table-cell office:value-type="string" calcext:value-type="string">
            <text:p>FRBNF435733340000007</text:p>
          </table:table-cell>
          <table:table-cell/>
          <table:table-cell office:value-type="string" calcext:value-type="string">
            <text:p>978-2-213-67197-0</text:p>
          </table:table-cell>
          <table:table-cell office:value-type="float" office:value="9782213671970" calcext:value-type="float">
            <text:p>9782213671970</text:p>
          </table:table-cell>
          <table:table-cell office:value-type="string" calcext:value-type="string">
            <text:p>Réinventer la France</text:p>
          </table:table-cell>
          <table:table-cell office:value-type="string" calcext:value-type="string">
            <text:p>Lévy Jacques Kahn Sylvain</text:p>
          </table:table-cell>
          <table:table-cell office:value-type="string" calcext:value-type="string">
            <text:p>DL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reinventer and mti=la and mti=france and aut=jacques and aut=sylvain and aut=levy and aut=kahn and apu=2013 and tdo=b </text:p>
          </table:table-cell>
          <table:table-cell office:value-type="string" calcext:value-type="string">
            <text:p>https://www.sudoc.abes.fr/cbs/sru/?query=mti%3Dreinventer%20and%20mti%3Dla%20and%20mti%3Dfrance%20and%20aut%3Djacques%20and%20aut%3Dsylvain%20and%20aut%3Dlevy%20and%20aut%3Dkahn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840" calcext:value-type="float">
            <text:p>31584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rk:/12148/cb435553313</text:p>
          </table:table-cell>
          <table:table-cell table:style-name="ce6" office:value-type="string" calcext:value-type="string">
            <text:p>EAN + contrôle Titre 200$a,EAN &gt; ARK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35553313</text:p>
          </table:table-cell>
          <table:table-cell table:style-name="ce10" office:value-type="string" calcext:value-type="string">
            <text:p>EAN + contrôle Titre 200$a,EAN &gt; ARK</text:p>
          </table:table-cell>
          <table:table-cell table:number-columns-repeated="2"/>
          <table:table-cell office:value-type="string" calcext:value-type="string">
            <text:p>978-2-213-66320-3</text:p>
          </table:table-cell>
          <table:table-cell office:value-type="float" office:value="9782213663203" calcext:value-type="float">
            <text:p>9782213663203</text:p>
          </table:table-cell>
          <table:table-cell office:value-type="string" calcext:value-type="string">
            <text:p>L'archipel du goulag</text:p>
          </table:table-cell>
          <table:table-cell office:value-type="string" calcext:value-type="string">
            <text:p>Solženicyn Aleksandr Isaevič Johannet Geneviève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 table:number-columns-repeated="16367"/>
        </table:table-row>
        <table:table-row table:style-name="ro1">
          <table:table-cell office:value-type="float" office:value="315847" calcext:value-type="float">
            <text:p>31584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rk:/12148/cb43590707z</text:p>
          </table:table-cell>
          <table:table-cell table:style-name="ce6" office:value-type="string" calcext:value-type="string">
            <text:p>EAN + contrôle Titre 200$a,EAN &gt; ARK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https://www.sudoc.fr/169841480</text:p>
          </table:table-cell>
          <table:table-cell table:style-name="ce10" office:value-type="string" calcext:value-type="string">
            <text:p>Titre-Auteur-Date + contrôle Titre 200$a,Problème ISBN non reconnu,Problème EAN non reconnu</text:p>
          </table:table-cell>
          <table:table-cell table:number-columns-repeated="2"/>
          <table:table-cell office:value-type="string" calcext:value-type="string">
            <text:p>978-2-213-67253-3</text:p>
          </table:table-cell>
          <table:table-cell office:value-type="float" office:value="9782213672533" calcext:value-type="float">
            <text:p>9782213672533</text:p>
          </table:table-cell>
          <table:table-cell office:value-type="string" calcext:value-type="string">
            <text:p>Qui rapportera ces paroles</text:p>
          </table:table-cell>
          <table:table-cell office:value-type="string" calcext:value-type="string">
            <text:p>Delbo Charlotte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qui and mti=rapportera and mti=ces and mti=paroles and aut=charlotte and aut=delbo and apu=2013 and tdo=b </text:p>
          </table:table-cell>
          <table:table-cell office:value-type="string" calcext:value-type="string">
            <text:p>https://www.sudoc.abes.fr/cbs/sru/?query=mti%3Dqui%20and%20mti%3Drapportera%20and%20mti%3Dces%20and%20mti%3Dparoles%20and%20aut%3Dcharlotte%20and%20aut%3Ddelbo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854" calcext:value-type="float">
            <text:p>31585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ttps://www.sudoc.fr/169933598</text:p>
          </table:table-cell>
          <table:table-cell table:style-name="ce6" office:value-type="string" calcext:value-type="string">
            <text:p>Titre-Auteur-Date + contrôle Titre 200$a,Problème ISBN non reconnu,Problème EAN non reconnu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35951034</text:p>
          </table:table-cell>
          <table:table-cell table:style-name="ce10" office:value-type="string" calcext:value-type="string">
            <text:p>ARK identique</text:p>
          </table:table-cell>
          <table:table-cell/>
          <table:table-cell office:value-type="string" calcext:value-type="string">
            <text:p>ark:/12148/cb435951034</text:p>
          </table:table-cell>
          <table:table-cell office:value-type="string" calcext:value-type="string">
            <text:p>978-2-213-67258-8</text:p>
          </table:table-cell>
          <table:table-cell office:value-type="float" office:value="9782213672588" calcext:value-type="float">
            <text:p>9782213672588</text:p>
          </table:table-cell>
          <table:table-cell office:value-type="string" calcext:value-type="string">
            <text:p>Regards sur Debussy</text:p>
          </table:table-cell>
          <table:table-cell office:value-type="string" calcext:value-type="string">
            <text:p>Chimènes Myriam Laederich Alexandra Boulez Pierre</text:p>
          </table:table-cell>
          <table:table-cell office:value-type="string" calcext:value-type="string">
            <text:p>DL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regards and mti=sur and mti=debussy and aut=laederich and aut=alexandra and aut=chimenes and aut=myriam and aut=boulez and aut=pierre and apu=2013 and tdo=b </text:p>
          </table:table-cell>
          <table:table-cell office:value-type="string" calcext:value-type="string">
            <text:p>https://www.sudoc.abes.fr/cbs/sru/?query=mti%3Dregards%20and%20mti%3Dsur%20and%20mti%3Ddebussy%20and%20aut%3Dlaederich%20and%20aut%3Dalexandra%20and%20aut%3Dchimenes%20and%20aut%3Dmyriam%20and%20aut%3Dboulez%20and%20aut%3Dpierre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861" calcext:value-type="float">
            <text:p>31586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rk:/12148/cb436982248</text:p>
          </table:table-cell>
          <table:table-cell table:style-name="ce6" office:value-type="string" calcext:value-type="string">
            <text:p>EAN + contrôle Titre 200$a,EAN &gt; ARK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36982248</text:p>
          </table:table-cell>
          <table:table-cell table:style-name="ce10" office:value-type="string" calcext:value-type="string">
            <text:p>EAN + contrôle Titre 200$a,EAN &gt; ARK</text:p>
          </table:table-cell>
          <table:table-cell table:number-columns-repeated="2"/>
          <table:table-cell office:value-type="string" calcext:value-type="string">
            <text:p>978-2-213-67849-8</text:p>
          </table:table-cell>
          <table:table-cell office:value-type="float" office:value="9782213678498" calcext:value-type="float">
            <text:p>9782213678498</text:p>
          </table:table-cell>
          <table:table-cell office:value-type="string" calcext:value-type="string">
            <text:p>Comment la musique est devenue romantique</text:p>
          </table:table-cell>
          <table:table-cell office:value-type="string" calcext:value-type="string">
            <text:p>Reibel Emmanuel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comment and mti=la and mti=musique and mti=est and mti=devenue and mti=romantique and aut=emmanuel and aut=reibel and apu=2013 and tdo=b</text:p>
          </table:table-cell>
          <table:table-cell office:value-type="string" calcext:value-type="string">
            <text:p>https://www.sudoc.abes.fr/cbs/sru/?query=mti%3Dcomment%20and%20mti%3Dla%20and%20mti%3Dmusique%20and%20mti%3Dest%20and%20mti%3Ddevenue%20and%20mti%3Dromantique%20and%20aut%3Demmanuel%20and%20aut%3Dreibel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5868" calcext:value-type="float">
            <text:p>315868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rk:/12148/cb438112248</text:p>
          </table:table-cell>
          <table:table-cell table:style-name="ce6" office:value-type="string" calcext:value-type="string">
            <text:p>ISBN + contrôle Titre 200$a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38112248</text:p>
          </table:table-cell>
          <table:table-cell table:style-name="ce10" office:value-type="string" calcext:value-type="string">
            <text:p>ISBN + contrôle Titre 200$a</text:p>
          </table:table-cell>
          <table:table-cell table:number-columns-repeated="2"/>
          <table:table-cell office:value-type="string" calcext:value-type="string">
            <text:p>978-2-9542687-1-2</text:p>
          </table:table-cell>
          <table:table-cell/>
          <table:table-cell office:value-type="string" calcext:value-type="string">
            <text:p>L'écume des jours</text:p>
          </table:table-cell>
          <table:table-cell office:value-type="string" calcext:value-type="string">
            <text:p>Vian Boris</text:p>
          </table:table-cell>
          <table:table-cell office:value-type="string" calcext:value-type="string">
            <text:p>DL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ecume and mti=des and mti=jours and aut=boris and aut=vian and apu=2013 and tdo=b </text:p>
          </table:table-cell>
          <table:table-cell office:value-type="string" calcext:value-type="string">
            <text:p>https://www.sudoc.abes.fr/cbs/sru/?query=mti%3Decume%20and%20mti%3Ddes%20and%20mti%3Djours%20and%20aut%3Dboris%20and%20aut%3Dvian%20and%20apu%3D2013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>
          <table:table-cell office:value-type="float" office:value="316541" calcext:value-type="float">
            <text:p>31654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rk:/12148/cb42741597m</text:p>
          </table:table-cell>
          <table:table-cell table:style-name="ce6" office:value-type="string" calcext:value-type="string">
            <text:p>ISBN + contrôle Titre 200$a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rk:/12148/cb42741597m</text:p>
          </table:table-cell>
          <table:table-cell table:style-name="ce10" office:value-type="string" calcext:value-type="string">
            <text:p>ISBN + contrôle Titre 200$a</text:p>
          </table:table-cell>
          <table:table-cell table:number-columns-repeated="2"/>
          <table:table-cell office:value-type="string" calcext:value-type="string">
            <text:p>978-2-01-202994-1</text:p>
          </table:table-cell>
          <table:table-cell/>
          <table:table-cell office:value-type="string" calcext:value-type="string">
            <text:p>Journal d'une princesse</text:p>
          </table:table-cell>
          <table:table-cell office:value-type="string" calcext:value-type="string">
            <text:p>Cabot Meg</text:p>
          </table:table-cell>
          <table:table-cell office:value-type="string" calcext:value-type="string">
            <text:p>DL 2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mti=journal and mti=une and mti=princesse and aut=cabot and aut=meg and apu=2012 and tdo=b </text:p>
          </table:table-cell>
          <table:table-cell office:value-type="string" calcext:value-type="string">
            <text:p>https://www.sudoc.abes.fr/cbs/sru/?query=mti%3Djournal%20and%20mti%3Dune%20and%20mti%3Dprincesse%20and%20aut%3Dcabot%20and%20aut%3Dmeg%20and%20apu%3D2012%20and%20tdo%3Db&amp;recordSchema=unimarc&amp;version=1.1&amp;maximumRecords=200&amp;operation=searchRetrieve&amp;startRecord=1</text:p>
          </table:table-cell>
          <table:table-cell table:number-columns-repeated="16364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doc2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NumNot</text:p>
          </table:table-cell>
          <table:table-cell office:value-type="string" calcext:value-type="string">
            <text:p>Nb identifiants trouvés</text:p>
          </table:table-cell>
          <table:table-cell office:value-type="string" calcext:value-type="string">
            <text:p>Liste identifiants trouvés</text:p>
          </table:table-cell>
          <table:table-cell office:value-type="string" calcext:value-type="string">
            <text:p>Méthode d'alignement</text:p>
          </table:table-cell>
          <table:table-cell office:value-type="string" calcext:value-type="string">
            <text:p>FRBNF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olume-Tome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Type doc / Type notice</text:p>
          </table:table-cell>
          <table:table-cell office:value-type="string" calcext:value-type="string">
            <text:p>[BnF/Abes] ISBN</text:p>
          </table:table-cell>
          <table:table-cell office:value-type="string" calcext:value-type="string">
            <text:p>[BnF/Abes] EAN</text:p>
          </table:table-cell>
          <table:table-cell office:value-type="string" calcext:value-type="string">
            <text:p>[BnF/Abes] Référence commerciale</text:p>
          </table:table-cell>
          <table:table-cell office:value-type="string" calcext:value-type="string">
            <text:p>[BnF/Abes] ISSN</text:p>
          </table:table-cell>
          <table:table-cell office:value-type="string" calcext:value-type="string">
            <text:p>[BnF/Abes] Titre</text:p>
          </table:table-cell>
          <table:table-cell office:value-type="string" calcext:value-type="string">
            <text:p>[BnF/Abes] Auteur(s)</text:p>
          </table:table-cell>
          <table:table-cell office:value-type="string" calcext:value-type="string">
            <text:p>[BnF/Abes] Date</text:p>
          </table:table-cell>
          <table:table-cell office:value-type="string" calcext:value-type="string">
            <text:p>[BnF/Abes] Tome/Volume</text:p>
          </table:table-cell>
          <table:table-cell office:value-type="string" calcext:value-type="string">
            <text:p>[BnF/Abes] Editeur</text:p>
          </table:table-cell>
          <table:table-cell office:value-type="string" calcext:value-type="string">
            <text:p>[BnF/Abes] Lieu de publication</text:p>
          </table:table-cell>
          <table:table-cell office:value-type="string" calcext:value-type="string">
            <text:p>[BnF/Abes] Ids pérennes BnF/Abes</text:p>
          </table:table-cell>
          <table:table-cell office:value-type="string" calcext:value-type="string">
            <text:p>[BnF/Abes] Type notice-doct</text:p>
          </table:table-cell>
        </table:table-row>
        <table:table-row table:style-name="ro1">
          <table:table-cell office:value-type="float" office:value="315742" calcext:value-type="float">
            <text:p>3157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38877178</text:p>
          </table:table-cell>
          <table:table-cell office:value-type="string" calcext:value-type="string">
            <text:p>N° sys FRBNF + contrôle ISBN</text:p>
          </table:table-cell>
          <table:table-cell office:value-type="string" calcext:value-type="string">
            <text:p>FRBNF438877170000008</text:p>
          </table:table-cell>
          <table:table-cell/>
          <table:table-cell office:value-type="string" calcext:value-type="string">
            <text:p>978-2-917559-28-4</text:p>
          </table:table-cell>
          <table:table-cell/>
          <table:table-cell office:value-type="string" calcext:value-type="string">
            <text:p>Avec nous, après nous</text:p>
          </table:table-cell>
          <table:table-cell office:value-type="string" calcext:value-type="string">
            <text:p>Peres Shimon Attali Jacques</text:p>
          </table:table-cell>
          <table:table-cell office:value-type="string" calcext:value-type="string">
            <text:p>DL 2013</text:p>
          </table:table-cell>
          <table:table-cell/>
          <table:table-cell office:value-type="string" calcext:value-type="string">
            <text:p>Baker Street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978-2-917559-28-4</text:p>
          </table:table-cell>
          <table:table-cell office:value-type="float" office:value="9782917559284" calcext:value-type="float">
            <text:p>9782917559284</text:p>
          </table:table-cell>
          <table:table-cell table:number-columns-repeated="2"/>
          <table:table-cell office:value-type="string" calcext:value-type="string">
            <text:p>Avec nous <text:s/>après nous</text:p>
          </table:table-cell>
          <table:table-cell office:value-type="string" calcext:value-type="string">
            <text:p>Peres Shimon;Attali Jacques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Baker street Fayard</text:p>
          </table:table-cell>
          <table:table-cell office:value-type="string" calcext:value-type="string">
            <text:p>Paris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315749" calcext:value-type="float">
            <text:p>3157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36986680</text:p>
          </table:table-cell>
          <table:table-cell office:value-type="string" calcext:value-type="string">
            <text:p>EAN + contrôle Titre 200$a,EAN &gt; ARK</text:p>
          </table:table-cell>
          <table:table-cell table:number-columns-repeated="2"/>
          <table:table-cell office:value-type="string" calcext:value-type="string">
            <text:p>978-2-213-67872-6</text:p>
          </table:table-cell>
          <table:table-cell office:value-type="float" office:value="9782213678726" calcext:value-type="float">
            <text:p>9782213678726</text:p>
          </table:table-cell>
          <table:table-cell office:value-type="string" calcext:value-type="string">
            <text:p>L'informatique du temps et des événements</text:p>
          </table:table-cell>
          <table:table-cell office:value-type="string" calcext:value-type="string">
            <text:p>Berry Gérard</text:p>
          </table:table-cell>
          <table:table-cell office:value-type="string" calcext:value-type="string">
            <text:p>DL 2013</text:p>
          </table:table-cell>
          <table:table-cell/>
          <table:table-cell office:value-type="string" calcext:value-type="string">
            <text:p>Collège de Franc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978-2-213-67872-6</text:p>
          </table:table-cell>
          <table:table-cell office:value-type="float" office:value="9782213678726" calcext:value-type="float">
            <text:p>9782213678726</text:p>
          </table:table-cell>
          <table:table-cell table:number-columns-repeated="2"/>
          <table:table-cell office:value-type="string" calcext:value-type="string">
            <text:p>L'informatique du temps et des événements <text:s/>leçon inaugurale prononcée le 28 mars 2013 </text:p>
          </table:table-cell>
          <table:table-cell office:value-type="string" calcext:value-type="string">
            <text:p>Berry Gérard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Collège de France Fayard</text:p>
          </table:table-cell>
          <table:table-cell office:value-type="string" calcext:value-type="string">
            <text:p>[Paris]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315756" calcext:value-type="float">
            <text:p>3157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3536110d</text:p>
          </table:table-cell>
          <table:table-cell office:value-type="string" calcext:value-type="string">
            <text:p>N° sys FRBNF + contrôle ISBN</text:p>
          </table:table-cell>
          <table:table-cell office:value-type="string" calcext:value-type="string">
            <text:p>FRBNF435361100000003</text:p>
          </table:table-cell>
          <table:table-cell/>
          <table:table-cell office:value-type="string" calcext:value-type="string">
            <text:p>978-2-213-67203-8</text:p>
          </table:table-cell>
          <table:table-cell/>
          <table:table-cell office:value-type="string" calcext:value-type="string">
            <text:p>Mon Paris, ma mémoire</text:p>
          </table:table-cell>
          <table:table-cell office:value-type="string" calcext:value-type="string">
            <text:p>Morin Edgar</text:p>
          </table:table-cell>
          <table:table-cell office:value-type="string" calcext:value-type="string">
            <text:p>DL 2013</text:p>
          </table:table-cell>
          <table:table-cell/>
          <table:table-cell office:value-type="string" calcext:value-type="string">
            <text:p>Fayar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978-2-213-67203-8</text:p>
          </table:table-cell>
          <table:table-cell office:value-type="float" office:value="9782213672038" calcext:value-type="float">
            <text:p>9782213672038</text:p>
          </table:table-cell>
          <table:table-cell table:number-columns-repeated="2"/>
          <table:table-cell office:value-type="string" calcext:value-type="string">
            <text:p>Mon Paris <text:s/>ma mémoire</text:p>
          </table:table-cell>
          <table:table-cell office:value-type="string" calcext:value-type="string">
            <text:p>Morin Edgar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yard</text:p>
          </table:table-cell>
          <table:table-cell office:value-type="string" calcext:value-type="string">
            <text:p>[Paris]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315763" calcext:value-type="float">
            <text:p>3157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3514708m</text:p>
          </table:table-cell>
          <table:table-cell office:value-type="string" calcext:value-type="string">
            <text:p>ISBN + contrôle Titre 200$a</text:p>
          </table:table-cell>
          <table:table-cell table:number-columns-repeated="2"/>
          <table:table-cell office:value-type="string" calcext:value-type="string">
            <text:p>978-2-213-66672-3</text:p>
          </table:table-cell>
          <table:table-cell/>
          <table:table-cell office:value-type="string" calcext:value-type="string">
            <text:p>Adieu à Berlin</text:p>
          </table:table-cell>
          <table:table-cell office:value-type="string" calcext:value-type="string">
            <text:p>Isherwood Christopher Savitzky Ludmila</text:p>
          </table:table-cell>
          <table:table-cell office:value-type="string" calcext:value-type="string">
            <text:p>impr. 2013</text:p>
          </table:table-cell>
          <table:table-cell/>
          <table:table-cell office:value-type="string" calcext:value-type="string">
            <text:p>Fayar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978-2-213-66672-3</text:p>
          </table:table-cell>
          <table:table-cell office:value-type="float" office:value="9782213666723" calcext:value-type="float">
            <text:p>9782213666723</text:p>
          </table:table-cell>
          <table:table-cell table:number-columns-repeated="2"/>
          <table:table-cell office:value-type="string" calcext:value-type="string">
            <text:p>Adieu à Berlin roman</text:p>
          </table:table-cell>
          <table:table-cell office:value-type="string" calcext:value-type="string">
            <text:p>Isherwood Christopher;Savitzky Ludmila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yard</text:p>
          </table:table-cell>
          <table:table-cell office:value-type="string" calcext:value-type="string">
            <text:p>[Paris]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315770" calcext:value-type="float">
            <text:p>315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35580221</text:p>
          </table:table-cell>
          <table:table-cell office:value-type="string" calcext:value-type="string">
            <text:p>ARK identique</text:p>
          </table:table-cell>
          <table:table-cell/>
          <table:table-cell office:value-type="string" calcext:value-type="string">
            <text:p>ark:/12148/cb435580221</text:p>
          </table:table-cell>
          <table:table-cell office:value-type="string" calcext:value-type="string">
            <text:p>978-2-213-66853-6</text:p>
          </table:table-cell>
          <table:table-cell/>
          <table:table-cell office:value-type="string" calcext:value-type="string">
            <text:p>Dictionnaire Ferré</text:p>
          </table:table-cell>
          <table:table-cell office:value-type="string" calcext:value-type="string">
            <text:p>Belleret Robert</text:p>
          </table:table-cell>
          <table:table-cell office:value-type="string" calcext:value-type="string">
            <text:p>impr. 2013</text:p>
          </table:table-cell>
          <table:table-cell/>
          <table:table-cell office:value-type="string" calcext:value-type="string">
            <text:p>Fayar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978-2-213-66853-6</text:p>
          </table:table-cell>
          <table:table-cell office:value-type="float" office:value="9782213668536" calcext:value-type="float">
            <text:p>9782213668536</text:p>
          </table:table-cell>
          <table:table-cell table:number-columns-repeated="2"/>
          <table:table-cell office:value-type="string" calcext:value-type="string">
            <text:p>Dictionnaire Ferré</text:p>
          </table:table-cell>
          <table:table-cell office:value-type="string" calcext:value-type="string">
            <text:p>Belleret Robert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yard</text:p>
          </table:table-cell>
          <table:table-cell office:value-type="string" calcext:value-type="string">
            <text:p>[Paris]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315777" calcext:value-type="float">
            <text:p>3157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3674619d</text:p>
          </table:table-cell>
          <table:table-cell office:value-type="string" calcext:value-type="string">
            <text:p>ISBN + contrôle Titre 200$a</text:p>
          </table:table-cell>
          <table:table-cell table:number-columns-repeated="2"/>
          <table:table-cell office:value-type="string" calcext:value-type="string">
            <text:p>978-2-213-67800-9</text:p>
          </table:table-cell>
          <table:table-cell/>
          <table:table-cell office:value-type="string" calcext:value-type="string">
            <text:p>Défense républicaine et participation ministérielle, 1899-1902</text:p>
          </table:table-cell>
          <table:table-cell office:value-type="string" calcext:value-type="string">
            <text:p>Jaurès Jean Agulhon Maurice <text:s/>Chanet Jean-François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978-2-213-67800-9</text:p>
          </table:table-cell>
          <table:table-cell office:value-type="float" office:value="9782213678009" calcext:value-type="float">
            <text:p>9782213678009</text:p>
          </table:table-cell>
          <table:table-cell table:number-columns-repeated="2"/>
          <table:table-cell office:value-type="string" calcext:value-type="string">
            <text:p>Défense républicaine et participation ministérielle <text:s/>1899-1902</text:p>
          </table:table-cell>
          <table:table-cell office:value-type="string" calcext:value-type="string">
            <text:p>Jaurès Jean;Agulhon Maurice;Chanet Jean-François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yard</text:p>
          </table:table-cell>
          <table:table-cell office:value-type="string" calcext:value-type="string">
            <text:p>[Paris]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315784" calcext:value-type="float">
            <text:p>3157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35738918</text:p>
          </table:table-cell>
          <table:table-cell office:value-type="string" calcext:value-type="string">
            <text:p>ISBN + contrôle Titre 200$a</text:p>
          </table:table-cell>
          <table:table-cell table:number-columns-repeated="2"/>
          <table:table-cell office:value-type="string" calcext:value-type="string">
            <text:p>978-2-213-66285-5</text:p>
          </table:table-cell>
          <table:table-cell/>
          <table:table-cell office:value-type="string" calcext:value-type="string">
            <text:p>Philosophie de l'écran</text:p>
          </table:table-cell>
          <table:table-cell office:value-type="string" calcext:value-type="string">
            <text:p>Charolles Valérie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978-2-213-66285-5</text:p>
          </table:table-cell>
          <table:table-cell office:value-type="float" office:value="9782213662855" calcext:value-type="float">
            <text:p>9782213662855</text:p>
          </table:table-cell>
          <table:table-cell table:number-columns-repeated="2"/>
          <table:table-cell office:value-type="string" calcext:value-type="string">
            <text:p>Philosophie de l'écran dans le monde de la caverne</text:p>
          </table:table-cell>
          <table:table-cell office:value-type="string" calcext:value-type="string">
            <text:p>Charolles Valérie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yard</text:p>
          </table:table-cell>
          <table:table-cell office:value-type="string" calcext:value-type="string">
            <text:p>[Paris]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315791" calcext:value-type="float">
            <text:p>3157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35147376</text:p>
          </table:table-cell>
          <table:table-cell office:value-type="string" calcext:value-type="string">
            <text:p>ARK identique</text:p>
          </table:table-cell>
          <table:table-cell office:value-type="string" calcext:value-type="string">
            <text:p>FRBNF435147370000003</text:p>
          </table:table-cell>
          <table:table-cell office:value-type="string" calcext:value-type="string">
            <text:p>ark:/12148/cb435147376</text:p>
          </table:table-cell>
          <table:table-cell office:value-type="string" calcext:value-type="string">
            <text:p>978-2-213-66893-2</text:p>
          </table:table-cell>
          <table:table-cell/>
          <table:table-cell office:value-type="string" calcext:value-type="string">
            <text:p>Conversations Hitler-Mussolini</text:p>
          </table:table-cell>
          <table:table-cell office:value-type="string" calcext:value-type="string">
            <text:p>Milza Pierre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978-2-213-66893-2</text:p>
          </table:table-cell>
          <table:table-cell office:value-type="float" office:value="9782213668932" calcext:value-type="float">
            <text:p>9782213668932</text:p>
          </table:table-cell>
          <table:table-cell table:number-columns-repeated="2"/>
          <table:table-cell office:value-type="string" calcext:value-type="string">
            <text:p>Conversations Hitler-Mussolini 1934-1944</text:p>
          </table:table-cell>
          <table:table-cell office:value-type="string" calcext:value-type="string">
            <text:p>Milza Pierre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yard</text:p>
          </table:table-cell>
          <table:table-cell office:value-type="string" calcext:value-type="string">
            <text:p>[Paris]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315798" calcext:value-type="float">
            <text:p>315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udoc.fr/169020851</text:p>
          </table:table-cell>
          <table:table-cell office:value-type="string" calcext:value-type="string">
            <text:p>Titre-Auteur-Date + contrôle Titre 200$a,Problème ISBN non reconnu</text:p>
          </table:table-cell>
          <table:table-cell table:number-columns-repeated="2"/>
          <table:table-cell office:value-type="string" calcext:value-type="string">
            <text:p>978-2-213-67716-3</text:p>
          </table:table-cell>
          <table:table-cell/>
          <table:table-cell office:value-type="string" calcext:value-type="string">
            <text:p>Quand la justice crée l'insécurité</text:p>
          </table:table-cell>
          <table:table-cell office:value-type="string" calcext:value-type="string">
            <text:p>Bébin Xavier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 table:number-columns-repeated="12"/>
        </table:table-row>
        <table:table-row table:style-name="ro1">
          <table:table-cell office:value-type="float" office:value="315805" calcext:value-type="float">
            <text:p>31580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e Genre humain</text:p>
          </table:table-cell>
          <table:table-cell/>
          <table:table-cell table:style-name="ce12" office:value-type="string" calcext:value-type="string">
            <text:p>1981-</text:p>
          </table:table-cell>
          <table:table-cell table:number-columns-repeated="2"/>
          <table:table-cell office:value-type="string" calcext:value-type="string">
            <text:p>am</text:p>
          </table:table-cell>
          <table:table-cell table:number-columns-repeated="12"/>
        </table:table-row>
        <table:table-row table:style-name="ro1">
          <table:table-cell office:value-type="float" office:value="315812" calcext:value-type="float">
            <text:p>315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35959636</text:p>
          </table:table-cell>
          <table:table-cell office:value-type="string" calcext:value-type="string">
            <text:p>ISBN + contrôle Titre 200$a</text:p>
          </table:table-cell>
          <table:table-cell table:number-columns-repeated="2"/>
          <table:table-cell office:value-type="string" calcext:value-type="string">
            <text:p>978-2-213-67797-2</text:p>
          </table:table-cell>
          <table:table-cell/>
          <table:table-cell office:value-type="string" calcext:value-type="string">
            <text:p>Je me souviens</text:p>
          </table:table-cell>
          <table:table-cell office:value-type="string" calcext:value-type="string">
            <text:p>Perec Georges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978-2-213-67797-2</text:p>
          </table:table-cell>
          <table:table-cell office:value-type="float" office:value="9782213677972" calcext:value-type="float">
            <text:p>9782213677972</text:p>
          </table:table-cell>
          <table:table-cell table:number-columns-repeated="2"/>
          <table:table-cell office:value-type="string" calcext:value-type="string">
            <text:p>Je me souviens</text:p>
          </table:table-cell>
          <table:table-cell office:value-type="string" calcext:value-type="string">
            <text:p>Perec Georges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yard</text:p>
          </table:table-cell>
          <table:table-cell office:value-type="string" calcext:value-type="string">
            <text:p>Paris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315819" calcext:value-type="float">
            <text:p>315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k:/12148/cb436604159,ark:/12148/cb43595709v</text:p>
          </table:table-cell>
          <table:table-cell office:value-type="string" calcext:value-type="string">
            <text:p>Titre-Auteur-Date + contrôle Titre 200$a</text:p>
          </table:table-cell>
          <table:table-cell table:number-columns-repeated="2"/>
          <table:table-cell office:value-type="string" calcext:value-type="string">
            <text:p>Br.</text:p>
          </table:table-cell>
          <table:table-cell/>
          <table:table-cell office:value-type="string" calcext:value-type="string">
            <text:p>Les Romanov</text:p>
          </table:table-cell>
          <table:table-cell office:value-type="string" calcext:value-type="string">
            <text:p>Carrère d'Encausse Hélène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978-2-286-09831-5|978-2-213-67759-0</text:p>
          </table:table-cell>
          <table:table-cell office:value-type="string" calcext:value-type="string">
            <text:p>9782286098315|9782213677590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Les Romanov une dynastie sous le règne du sang|Les Romanov une dynastie sous le règne du sang</text:p>
          </table:table-cell>
          <table:table-cell office:value-type="string" calcext:value-type="string">
            <text:p>Carrère d'Encausse Hélène|Carrère d'Encausse Hélène</text:p>
          </table:table-cell>
          <table:table-cell office:value-type="string" calcext:value-type="string">
            <text:p>2013|201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e Grand livre du mois|Fayard</text:p>
          </table:table-cell>
          <table:table-cell office:value-type="string" calcext:value-type="string">
            <text:p>[Paris]|[Paris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m|am</text:p>
          </table:table-cell>
        </table:table-row>
        <table:table-row table:style-name="ro1">
          <table:table-cell office:value-type="float" office:value="315826" calcext:value-type="float">
            <text:p>3158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36902579</text:p>
          </table:table-cell>
          <table:table-cell office:value-type="string" calcext:value-type="string">
            <text:p>N° sys FRBNF + contrôle ISBN</text:p>
          </table:table-cell>
          <table:table-cell office:value-type="string" calcext:value-type="string">
            <text:p>FRBNF436902570000002</text:p>
          </table:table-cell>
          <table:table-cell/>
          <table:table-cell office:value-type="string" calcext:value-type="string">
            <text:p>978-2-213-67207-6</text:p>
          </table:table-cell>
          <table:table-cell/>
          <table:table-cell office:value-type="string" calcext:value-type="string">
            <text:p>L'âge des cénacles</text:p>
          </table:table-cell>
          <table:table-cell office:value-type="string" calcext:value-type="string">
            <text:p>Glinoer Anthony Laisney Vincent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978-2-213-67207-6</text:p>
          </table:table-cell>
          <table:table-cell office:value-type="float" office:value="9782213672076" calcext:value-type="float">
            <text:p>9782213672076</text:p>
          </table:table-cell>
          <table:table-cell table:number-columns-repeated="2"/>
          <table:table-cell office:value-type="string" calcext:value-type="string">
            <text:p>L'âge des cénacles confraternités littéraires et artistiques au XIXe siècle</text:p>
          </table:table-cell>
          <table:table-cell office:value-type="string" calcext:value-type="string">
            <text:p>Glinoer Anthony;Laisney Vincent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yard</text:p>
          </table:table-cell>
          <table:table-cell office:value-type="string" calcext:value-type="string">
            <text:p>[Paris]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315833" calcext:value-type="float">
            <text:p>3158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35733342</text:p>
          </table:table-cell>
          <table:table-cell office:value-type="string" calcext:value-type="string">
            <text:p>N° sys FRBNF + contrôle ISBN</text:p>
          </table:table-cell>
          <table:table-cell office:value-type="string" calcext:value-type="string">
            <text:p>FRBNF435733340000007</text:p>
          </table:table-cell>
          <table:table-cell/>
          <table:table-cell office:value-type="string" calcext:value-type="string">
            <text:p>978-2-213-67197-0</text:p>
          </table:table-cell>
          <table:table-cell office:value-type="float" office:value="9782213671970" calcext:value-type="float">
            <text:p>9782213671970</text:p>
          </table:table-cell>
          <table:table-cell office:value-type="string" calcext:value-type="string">
            <text:p>Réinventer la France</text:p>
          </table:table-cell>
          <table:table-cell office:value-type="string" calcext:value-type="string">
            <text:p>Lévy Jacques Kahn Sylvain</text:p>
          </table:table-cell>
          <table:table-cell office:value-type="string" calcext:value-type="string">
            <text:p>DL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978-2-213-67197-0</text:p>
          </table:table-cell>
          <table:table-cell office:value-type="float" office:value="9782213671970" calcext:value-type="float">
            <text:p>9782213671970</text:p>
          </table:table-cell>
          <table:table-cell table:number-columns-repeated="2"/>
          <table:table-cell office:value-type="string" calcext:value-type="string">
            <text:p>Réinventer la France trente cartes pour une nouvelle géographie</text:p>
          </table:table-cell>
          <table:table-cell office:value-type="string" calcext:value-type="string">
            <text:p>Lévy Jacques;Kahn Sylvain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yard</text:p>
          </table:table-cell>
          <table:table-cell office:value-type="string" calcext:value-type="string">
            <text:p>[Paris]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315840" calcext:value-type="float">
            <text:p>3158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35553313</text:p>
          </table:table-cell>
          <table:table-cell office:value-type="string" calcext:value-type="string">
            <text:p>EAN + contrôle Titre 200$a,EAN &gt; ARK</text:p>
          </table:table-cell>
          <table:table-cell table:number-columns-repeated="2"/>
          <table:table-cell office:value-type="string" calcext:value-type="string">
            <text:p>978-2-213-66320-3</text:p>
          </table:table-cell>
          <table:table-cell office:value-type="float" office:value="9782213663203" calcext:value-type="float">
            <text:p>9782213663203</text:p>
          </table:table-cell>
          <table:table-cell office:value-type="string" calcext:value-type="string">
            <text:p>L'archipel du goulag</text:p>
          </table:table-cell>
          <table:table-cell office:value-type="string" calcext:value-type="string">
            <text:p>Solženicyn Aleksandr Isaevič Johannet Geneviève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978-2-213-66320-3</text:p>
          </table:table-cell>
          <table:table-cell office:value-type="float" office:value="9782213663203" calcext:value-type="float">
            <text:p>9782213663203</text:p>
          </table:table-cell>
          <table:table-cell table:number-columns-repeated="2"/>
          <table:table-cell office:value-type="string" calcext:value-type="string">
            <text:p>L'archipel du goulag essai d'investigation littéraire 1918-1956</text:p>
          </table:table-cell>
          <table:table-cell office:value-type="string" calcext:value-type="string">
            <text:p>Solženicyn Aleksandr Isaevič;Johannet Genevièv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5-07</text:p>
          </table:table-cell>
          <table:table-cell office:value-type="string" calcext:value-type="string">
            <text:p>Fayard</text:p>
          </table:table-cell>
          <table:table-cell office:value-type="string" calcext:value-type="string">
            <text:p>[Paris]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315847" calcext:value-type="float">
            <text:p>315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udoc.fr/169841480</text:p>
          </table:table-cell>
          <table:table-cell office:value-type="string" calcext:value-type="string">
            <text:p>Titre-Auteur-Date + contrôle Titre 200$a,Problème ISBN non reconnu,Problème EAN non reconnu</text:p>
          </table:table-cell>
          <table:table-cell table:number-columns-repeated="2"/>
          <table:table-cell office:value-type="string" calcext:value-type="string">
            <text:p>978-2-213-67253-3</text:p>
          </table:table-cell>
          <table:table-cell office:value-type="float" office:value="9782213672533" calcext:value-type="float">
            <text:p>9782213672533</text:p>
          </table:table-cell>
          <table:table-cell office:value-type="string" calcext:value-type="string">
            <text:p>Qui rapportera ces paroles</text:p>
          </table:table-cell>
          <table:table-cell office:value-type="string" calcext:value-type="string">
            <text:p>Delbo Charlotte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 table:number-columns-repeated="12"/>
        </table:table-row>
        <table:table-row table:style-name="ro1">
          <table:table-cell office:value-type="float" office:value="315854" calcext:value-type="float">
            <text:p>3158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35951034</text:p>
          </table:table-cell>
          <table:table-cell office:value-type="string" calcext:value-type="string">
            <text:p>ARK identique</text:p>
          </table:table-cell>
          <table:table-cell/>
          <table:table-cell office:value-type="string" calcext:value-type="string">
            <text:p>ark:/12148/cb435951034</text:p>
          </table:table-cell>
          <table:table-cell office:value-type="string" calcext:value-type="string">
            <text:p>978-2-213-67258-8</text:p>
          </table:table-cell>
          <table:table-cell office:value-type="float" office:value="9782213672588" calcext:value-type="float">
            <text:p>9782213672588</text:p>
          </table:table-cell>
          <table:table-cell office:value-type="string" calcext:value-type="string">
            <text:p>Regards sur Debussy</text:p>
          </table:table-cell>
          <table:table-cell office:value-type="string" calcext:value-type="string">
            <text:p>Chimènes Myriam Laederich Alexandra Boulez Pierre</text:p>
          </table:table-cell>
          <table:table-cell office:value-type="string" calcext:value-type="string">
            <text:p>DL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978-2-213-67258-8</text:p>
          </table:table-cell>
          <table:table-cell office:value-type="float" office:value="9782213672588" calcext:value-type="float">
            <text:p>9782213672588</text:p>
          </table:table-cell>
          <table:table-cell table:number-columns-repeated="2"/>
          <table:table-cell office:value-type="string" calcext:value-type="string">
            <text:p>Regards sur Debussy</text:p>
          </table:table-cell>
          <table:table-cell office:value-type="string" calcext:value-type="string">
            <text:p>Chimènes Myriam;Laederich Alexandra;Boulez Pierre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yard</text:p>
          </table:table-cell>
          <table:table-cell office:value-type="string" calcext:value-type="string">
            <text:p>[Paris]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315861" calcext:value-type="float">
            <text:p>3158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36982248</text:p>
          </table:table-cell>
          <table:table-cell office:value-type="string" calcext:value-type="string">
            <text:p>EAN + contrôle Titre 200$a,EAN &gt; ARK</text:p>
          </table:table-cell>
          <table:table-cell table:number-columns-repeated="2"/>
          <table:table-cell office:value-type="string" calcext:value-type="string">
            <text:p>978-2-213-67849-8</text:p>
          </table:table-cell>
          <table:table-cell office:value-type="float" office:value="9782213678498" calcext:value-type="float">
            <text:p>9782213678498</text:p>
          </table:table-cell>
          <table:table-cell office:value-type="string" calcext:value-type="string">
            <text:p>Comment la musique est devenue romantique</text:p>
          </table:table-cell>
          <table:table-cell office:value-type="string" calcext:value-type="string">
            <text:p>Reibel Emmanuel</text:p>
          </table:table-cell>
          <table:table-cell office:value-type="string" calcext:value-type="string">
            <text:p>impr.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978-2-213-67849-8</text:p>
          </table:table-cell>
          <table:table-cell office:value-type="float" office:value="9782213678498" calcext:value-type="float">
            <text:p>9782213678498</text:p>
          </table:table-cell>
          <table:table-cell table:number-columns-repeated="2"/>
          <table:table-cell office:value-type="string" calcext:value-type="string">
            <text:p>Comment la musique est devenue romantique de Rousseau à Berlioz <text:s text:c="2"/></text:p>
          </table:table-cell>
          <table:table-cell office:value-type="string" calcext:value-type="string">
            <text:p>Reibel Emmanuel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yard</text:p>
          </table:table-cell>
          <table:table-cell office:value-type="string" calcext:value-type="string">
            <text:p>[Paris]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315868" calcext:value-type="float">
            <text:p>315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38112248</text:p>
          </table:table-cell>
          <table:table-cell office:value-type="string" calcext:value-type="string">
            <text:p>ISBN + contrôle Titre 200$a</text:p>
          </table:table-cell>
          <table:table-cell table:number-columns-repeated="2"/>
          <table:table-cell office:value-type="string" calcext:value-type="string">
            <text:p>978-2-9542687-1-2</text:p>
          </table:table-cell>
          <table:table-cell/>
          <table:table-cell office:value-type="string" calcext:value-type="string">
            <text:p>L'écume des jours</text:p>
          </table:table-cell>
          <table:table-cell office:value-type="string" calcext:value-type="string">
            <text:p>Vian Boris</text:p>
          </table:table-cell>
          <table:table-cell office:value-type="string" calcext:value-type="string">
            <text:p>DL 2013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978-2-9542687-1-2</text:p>
          </table:table-cell>
          <table:table-cell office:value-type="float" office:value="9782954268712" calcext:value-type="float">
            <text:p>9782954268712</text:p>
          </table:table-cell>
          <table:table-cell table:number-columns-repeated="2"/>
          <table:table-cell office:value-type="string" calcext:value-type="string">
            <text:p>L'écume des jours manuscrit</text:p>
          </table:table-cell>
          <table:table-cell office:value-type="string" calcext:value-type="string">
            <text:p>Vian Boris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les Éditions des Saints-Pères Fayard</text:p>
          </table:table-cell>
          <table:table-cell office:value-type="string" calcext:value-type="string">
            <text:p>[Cambremer] [Paris]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316541" calcext:value-type="float">
            <text:p>316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:/12148/cb42741597m</text:p>
          </table:table-cell>
          <table:table-cell office:value-type="string" calcext:value-type="string">
            <text:p>ISBN + contrôle Titre 200$a</text:p>
          </table:table-cell>
          <table:table-cell table:number-columns-repeated="2"/>
          <table:table-cell office:value-type="string" calcext:value-type="string">
            <text:p>978-2-01-202994-1</text:p>
          </table:table-cell>
          <table:table-cell/>
          <table:table-cell office:value-type="string" calcext:value-type="string">
            <text:p>Journal d'une princesse</text:p>
          </table:table-cell>
          <table:table-cell office:value-type="string" calcext:value-type="string">
            <text:p>Cabot Meg</text:p>
          </table:table-cell>
          <table:table-cell office:value-type="string" calcext:value-type="string">
            <text:p>DL 2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978-2-01-202994-1</text:p>
          </table:table-cell>
          <table:table-cell office:value-type="float" office:value="9782012029941" calcext:value-type="float">
            <text:p>9782012029941</text:p>
          </table:table-cell>
          <table:table-cell table:number-columns-repeated="2"/>
          <table:table-cell office:value-type="string" calcext:value-type="string">
            <text:p>Journal d'une princesse</text:p>
          </table:table-cell>
          <table:table-cell office:value-type="string" calcext:value-type="string">
            <text:p>Cabot Meg;Chicheportiche Josette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chette</text:p>
          </table:table-cell>
          <table:table-cell office:value-type="string" calcext:value-type="string">
            <text:p>Paris</text:p>
          </table:table-cell>
          <table:table-cell/>
          <table:table-cell office:value-type="string" calcext:value-type="string">
            <text:p>am</text:p>
          </table:table-cell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www.sudoc.abes.fr/cbs/sru/?query=mti%3Dle%20and%20mti%3Dgenre%20and%20mti%3Dhumain%20and%20apu%3D1981-%20and%20tdo%3Db&amp;recordSchema=unimarc&amp;version=1.1&amp;maximumRecords=200&amp;operation=searchRetrieve&amp;startRecord=1</text:p>
          </table:table-cell>
        </table:table-row>
        <table:table-row table:style-name="ro1" table:visibility="filter">
          <table:table-cell office:value-type="string" calcext:value-type="string">
            <text:p>&lt;urlopen error [WinError 10060] Une tentative de connexion a échoué car le parti connecté n’a pas répondu convenablement au-delà d’une certaine durée ou une connexion établie a échoué car l’hôte de connexion n’a pas répondu&gt;</text:p>
          </table:table-cell>
        </table:table-row>
        <table:table-row table:style-name="ro1">
          <table:table-cell office:value-type="string" calcext:value-type="string">
            <text:p>1662 mti=le and mti=genre and mti=humain and apu=1981- and tdo=b https://www.sudoc.abes.fr/cbs/sru/?query=mti%3Dle%20and%20mti%3Dgenre%20and%20mti%3Dhumain%20and%20apu%3D1981-%20and%20tdo%3Db&amp;recordSchema=unimarc&amp;version=1.1&amp;maximumRecords=200&amp;operation=searchRetrieve&amp;startRecord=1 0</text:p>
          </table:table-cell>
        </table:table-row>
        <table:table-row table:style-name="ro1" table:visibility="filter">
          <table:table-cell office:value-type="string" calcext:value-type="string">
            <text:p>https://www.sudoc.abes.fr/cbs/sru/?query=mti%3Dles%20and%20mti%3Dromanov%20and%20aut%3Dencausse%20and%20aut%3Dcarrere%20and%20aut%3Dhelene%20and%20apu%3D2013%20and%20tdo%3Db&amp;recordSchema=unimarc&amp;version=1.1&amp;maximumRecords=200&amp;operation=searchRetrieve&amp;startRecord=1</text:p>
          </table:table-cell>
        </table:table-row>
        <table:table-row table:style-name="ro1" table:visibility="filter">
          <table:table-cell office:value-type="string" calcext:value-type="string">
            <text:p>&lt;urlopen error [WinError 10060] Une tentative de connexion a échoué car le parti connecté n’a pas répondu convenablement au-delà d’une certaine durée ou une connexion établie a échoué car l’hôte de connexion n’a pas répondu&gt;</text:p>
          </table:table-cell>
        </table:table-row>
        <table:table-row table:style-name="ro1">
          <table:table-cell office:value-type="string" calcext:value-type="string">
            <text:p>1662 mti=les and mti=romanov and aut=encausse and aut=carrere and aut=helene and apu=2013 and tdo=b https://www.sudoc.abes.fr/cbs/sru/?query=mti%3Dles%20and%20mti%3Dromanov%20and%20aut%3Dencausse%20and%20aut%3Dcarrere%20and%20aut%3Dhelene%20and%20apu%3D2013%20and%20tdo%3Db&amp;recordSchema=unimarc&amp;version=1.1&amp;maximumRecords=200&amp;operation=searchRetrieve&amp;startRecord=1 0</text:p>
          </table:table-cell>
        </table:table-row>
        <table:table-row table:style-name="ro1" table:visibility="filter">
          <table:table-cell office:value-type="string" calcext:value-type="string">
            <text:p>https://www.sudoc.abes.fr/cbs/sru/?query=mti%3Ddictionnaire%20and%20mti%3Dferre%20and%20aut%3Dbelleret%20and%20aut%3Drobert%20and%20apu%3D2013%20and%20tdo%3Db&amp;recordSchema=unimarc&amp;version=1.1&amp;maximumRecords=200&amp;operation=searchRetrieve&amp;startRecord=1</text:p>
          </table:table-cell>
        </table:table-row>
        <table:table-row table:style-name="ro1" table:visibility="filter">
          <table:table-cell office:value-type="string" calcext:value-type="string">
            <text:p>&lt;urlopen error [WinError 10060] Une tentative de connexion a échoué car le parti connecté n’a pas répondu convenablement au-delà d’une certaine durée ou une connexion établie a échoué car l’hôte de connexion n’a pas répondu&gt;</text:p>
          </table:table-cell>
        </table:table-row>
        <table:table-row table:style-name="ro1">
          <table:table-cell office:value-type="string" calcext:value-type="string">
            <text:p>1662 mti=dictionnaire and mti=ferre and aut=belleret and aut=robert and apu=2013 and tdo=b https://www.sudoc.abes.fr/cbs/sru/?query=mti%3Ddictionnaire%20and%20mti%3Dferre%20and%20aut%3Dbelleret%20and%20aut%3Drobert%20and%20apu%3D2013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mon and mti=paris and mti=ma and mti=memoire and aut=morin and aut=edgar and apu=2013 and tdo=b https://www.sudoc.abes.fr/cbs/sru/?query=mti%3Dmon%20and%20mti%3Dparis%20and%20mti%3Dma%20and%20mti%3Dmemoire%20and%20aut%3Dmorin%20and%20aut%3Dedgar%20and%20apu%3D2013%20and%20tdo%3Db&amp;recordSchema=unimarc&amp;version=1.1&amp;maximumRecords=200&amp;operation=searchRetrieve&amp;startRecord=1 1</text:p>
          </table:table-cell>
        </table:table-row>
        <table:table-row table:style-name="ro1" table:visibility="filter">
          <table:table-cell office:value-type="string" calcext:value-type="string">
            <text:p>https://www.sudoc.abes.fr/cbs/sru/?query=mti%3Dphilosophie%20and%20mti%3Dde%20and%20mti%3Decran%20and%20aut%3Dcharolles%20and%20aut%3Dvalerie%20and%20apu%3D2013%20and%20tdo%3Db&amp;recordSchema=unimarc&amp;version=1.1&amp;maximumRecords=200&amp;operation=searchRetrieve&amp;startRecord=1</text:p>
          </table:table-cell>
        </table:table-row>
        <table:table-row table:style-name="ro1" table:visibility="filter">
          <table:table-cell office:value-type="string" calcext:value-type="string">
            <text:p>&lt;urlopen error [WinError 10060] Une tentative de connexion a échoué car le parti connecté n’a pas répondu convenablement au-delà d’une certaine durée ou une connexion établie a échoué car l’hôte de connexion n’a pas répondu&gt;</text:p>
          </table:table-cell>
        </table:table-row>
        <table:table-row table:style-name="ro1">
          <table:table-cell office:value-type="string" calcext:value-type="string">
            <text:p>1662 mti=philosophie and mti=de and mti=ecran and aut=charolles and aut=valerie and apu=2013 and tdo=b https://www.sudoc.abes.fr/cbs/sru/?query=mti%3Dphilosophie%20and%20mti%3Dde%20and%20mti%3Decran%20and%20aut%3Dcharolles%20and%20aut%3Dvalerie%20and%20apu%3D2013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avec and mti=nous and mti=apres and mti=nous and aut=jacques and aut=shimon and aut=attali and aut=peres and apu=2013 and tdo=b https://www.sudoc.abes.fr/cbs/sru/?query=mti%3Davec%20and%20mti%3Dnous%20and%20mti%3Dapres%20and%20mti%3Dnous%20and%20aut%3Djacques%20and%20aut%3Dshimon%20and%20aut%3Dattali%20and%20aut%3Dperes%20and%20apu%3D2013%20and%20tdo%3Db&amp;recordSchema=unimarc&amp;version=1.1&amp;maximumRecords=200&amp;operation=searchRetrieve&amp;startRecord=1 1</text:p>
          </table:table-cell>
        </table:table-row>
        <table:table-row table:style-name="ro1">
          <table:table-cell office:value-type="string" calcext:value-type="string">
            <text:p>1662 mti=quand and mti=la and mti=justice and mti=cree and mti=insecurite and aut=xavier and aut=bebin and apu=2013 and tdo=b https://www.sudoc.abes.fr/cbs/sru/?query=mti%3Dquand%20and%20mti%3Dla%20and%20mti%3Djustice%20and%20mti%3Dcree%20and%20mti%3Dinsecurite%20and%20aut%3Dxavier%20and%20aut%3Dbebin%20and%20apu%3D2013%20and%20tdo%3Db&amp;recordSchema=unimarc&amp;version=1.1&amp;maximumRecords=200&amp;operation=searchRetrieve&amp;startRecord=1 1</text:p>
          </table:table-cell>
        </table:table-row>
        <table:table-row table:style-name="ro1" table:visibility="filter">
          <table:table-cell office:value-type="string" calcext:value-type="string">
            <text:p>https://www.sudoc.abes.fr/cbs/sru/?query=mti%3Dadieu%20and%20mti%3Dberlin%20and%20aut%3Dchristopher%20and%20aut%3Disherwood%20and%20aut%3Dsavitzky%20and%20aut%3Dludmila%20and%20apu%3D2013%20and%20tdo%3Db&amp;recordSchema=unimarc&amp;version=1.1&amp;maximumRecords=200&amp;operation=searchRetrieve&amp;startRecord=1</text:p>
          </table:table-cell>
        </table:table-row>
        <table:table-row table:style-name="ro1" table:visibility="filter">
          <table:table-cell office:value-type="string" calcext:value-type="string">
            <text:p>&lt;urlopen error [WinError 10060] Une tentative de connexion a échoué car le parti connecté n’a pas répondu convenablement au-delà d’une certaine durée ou une connexion établie a échoué car l’hôte de connexion n’a pas répondu&gt;</text:p>
          </table:table-cell>
        </table:table-row>
        <table:table-row table:style-name="ro1">
          <table:table-cell office:value-type="string" calcext:value-type="string">
            <text:p>1662 mti=adieu and mti=berlin and aut=christopher and aut=isherwood and aut=savitzky and aut=ludmila and apu=2013 and tdo=b https://www.sudoc.abes.fr/cbs/sru/?query=mti%3Dadieu%20and%20mti%3Dberlin%20and%20aut%3Dchristopher%20and%20aut%3Disherwood%20and%20aut%3Dsavitzky%20and%20aut%3Dludmila%20and%20apu%3D2013%20and%20tdo%3Db&amp;recordSchema=unimarc&amp;version=1.1&amp;maximumRecords=200&amp;operation=searchRetrieve&amp;startRecord=1 0</text:p>
          </table:table-cell>
        </table:table-row>
        <table:table-row table:style-name="ro1" table:visibility="filter">
          <table:table-cell office:value-type="string" calcext:value-type="string">
            <text:p>https://www.sudoc.abes.fr/cbs/sru/?query=mti%3Ddefense%20and%20mti%3Drepublicaine%20and%20mti%3Det%20and%20mti%3Dparticipation%20and%20mti%3Dministerielle%20and%20mti%3D1899%20and%20mti%3D1902%20and%20aut%3Dfrancois%20and%20aut%3Dagulhon%20and%20aut%3Dmaurice%20and%20aut%3Djaures%20and%20aut%3Dchanet%20and%20aut%3Djean%20and%20aut%3Djean%20and%20apu%3D2013%20and%20tdo%3Db&amp;recordSchema=unimarc&amp;version=1.1&amp;maximumRecords=200&amp;operation=searchRetrieve&amp;startRecord=1</text:p>
          </table:table-cell>
        </table:table-row>
        <table:table-row table:style-name="ro1" table:visibility="filter">
          <table:table-cell office:value-type="string" calcext:value-type="string">
            <text:p>&lt;urlopen error [WinError 10060] Une tentative de connexion a échoué car le parti connecté n’a pas répondu convenablement au-delà d’une certaine durée ou une connexion établie a échoué car l’hôte de connexion n’a pas répondu&gt;</text:p>
          </table:table-cell>
        </table:table-row>
        <table:table-row table:style-name="ro1">
          <table:table-cell office:value-type="string" calcext:value-type="string">
            <text:p>1662 mti=defense and mti=republicaine and mti=et and mti=participation and mti=ministerielle and mti=1899 and mti=1902 and aut=francois and aut=agulhon and aut=maurice and aut=jaures and aut=chanet and aut=jean and aut=jean and apu=2013 and tdo=b https://www.sudoc.abes.fr/cbs/sru/?query=mti%3Ddefense%20and%20mti%3Drepublicaine%20and%20mti%3Det%20and%20mti%3Dparticipation%20and%20mti%3Dministerielle%20and%20mti%3D1899%20and%20mti%3D1902%20and%20aut%3Dfrancois%20and%20aut%3Dagulhon%20and%20aut%3Dmaurice%20and%20aut%3Djaures%20and%20aut%3Dchanet%20and%20aut%3Djean%20and%20aut%3Djean%20and%20apu%3D2013%20and%20tdo%3Db&amp;recordSchema=unimarc&amp;version=1.1&amp;maximumRecords=200&amp;operation=searchRetrieve&amp;startRecord=1 0</text:p>
          </table:table-cell>
        </table:table-row>
        <table:table-row table:style-name="ro1" table:visibility="filter">
          <table:table-cell office:value-type="string" calcext:value-type="string">
            <text:p>https://www.sudoc.abes.fr/cbs/sru/?query=mti%3Dje%20and%20mti%3Dme%20and%20mti%3Dsouviens%20and%20aut%3Dgeorges%20and%20aut%3Dperec%20and%20apu%3D2013%20and%20tdo%3Db&amp;recordSchema=unimarc&amp;version=1.1&amp;maximumRecords=200&amp;operation=searchRetrieve&amp;startRecord=1</text:p>
          </table:table-cell>
        </table:table-row>
        <table:table-row table:style-name="ro1" table:visibility="filter">
          <table:table-cell office:value-type="string" calcext:value-type="string">
            <text:p>&lt;urlopen error [WinError 10060] Une tentative de connexion a échoué car le parti connecté n’a pas répondu convenablement au-delà d’une certaine durée ou une connexion établie a échoué car l’hôte de connexion n’a pas répondu&gt;</text:p>
          </table:table-cell>
        </table:table-row>
        <table:table-row table:style-name="ro1">
          <table:table-cell office:value-type="string" calcext:value-type="string">
            <text:p>1662 mti=je and mti=me and mti=souviens and aut=georges and aut=perec and apu=2013 and tdo=b https://www.sudoc.abes.fr/cbs/sru/?query=mti%3Dje%20and%20mti%3Dme%20and%20mti%3Dsouviens%20and%20aut%3Dgeorges%20and%20aut%3Dperec%20and%20apu%3D2013%20and%20tdo%3Db&amp;recordSchema=unimarc&amp;version=1.1&amp;maximumRecords=200&amp;operation=searchRetrieve&amp;startRecord=1 0</text:p>
          </table:table-cell>
        </table:table-row>
        <table:table-row table:style-name="ro1" table:visibility="filter">
          <table:table-cell office:value-type="string" calcext:value-type="string">
            <text:p>https://www.sudoc.abes.fr/cbs/sru/?query=mti%3Dconversations%20and%20mti%3Dhitler%20and%20mti%3Dmussolini%20and%20aut%3Dpierre%20and%20aut%3Dmilza%20and%20apu%3D2013%20and%20tdo%3Db&amp;recordSchema=unimarc&amp;version=1.1&amp;maximumRecords=200&amp;operation=searchRetrieve&amp;startRecord=1</text:p>
          </table:table-cell>
        </table:table-row>
        <table:table-row table:style-name="ro1" table:visibility="filter">
          <table:table-cell office:value-type="string" calcext:value-type="string">
            <text:p>&lt;urlopen error [WinError 10060] Une tentative de connexion a échoué car le parti connecté n’a pas répondu convenablement au-delà d’une certaine durée ou une connexion établie a échoué car l’hôte de connexion n’a pas répondu&gt;</text:p>
          </table:table-cell>
        </table:table-row>
        <table:table-row table:style-name="ro1">
          <table:table-cell office:value-type="string" calcext:value-type="string">
            <text:p>1662 mti=conversations and mti=hitler and mti=mussolini and aut=pierre and aut=milza and apu=2013 and tdo=b https://www.sudoc.abes.fr/cbs/sru/?query=mti%3Dconversations%20and%20mti%3Dhitler%20and%20mti%3Dmussolini%20and%20aut%3Dpierre%20and%20aut%3Dmilza%20and%20apu%3D2013%20and%20tdo%3Db&amp;recordSchema=unimarc&amp;version=1.1&amp;maximumRecords=200&amp;operation=searchRetrieve&amp;startRecord=1 0</text:p>
          </table:table-cell>
        </table:table-row>
        <table:table-row table:style-name="ro1" table:visibility="filter">
          <table:table-cell office:value-type="string" calcext:value-type="string">
            <text:p>https://www.sudoc.abes.fr/cbs/sru/?query=mti%3Dage%20and%20mti%3Ddes%20and%20mti%3Dcenacles%20and%20aut%3Dglinoer%20and%20aut%3Danthony%20and%20aut%3Dlaisney%20and%20aut%3Dvincent%20and%20apu%3D2013%20and%20tdo%3Db&amp;recordSchema=unimarc&amp;version=1.1&amp;maximumRecords=200&amp;operation=searchRetrieve&amp;startRecord=1</text:p>
          </table:table-cell>
        </table:table-row>
        <table:table-row table:style-name="ro1" table:visibility="filter">
          <table:table-cell office:value-type="string" calcext:value-type="string">
            <text:p>&lt;urlopen error [WinError 10060] Une tentative de connexion a échoué car le parti connecté n’a pas répondu convenablement au-delà d’une certaine durée ou une connexion établie a échoué car l’hôte de connexion n’a pas répondu&gt;</text:p>
          </table:table-cell>
        </table:table-row>
        <table:table-row table:style-name="ro1">
          <table:table-cell office:value-type="string" calcext:value-type="string">
            <text:p>1662 mti=age and mti=des and mti=cenacles and aut=glinoer and aut=anthony and aut=laisney and aut=vincent and apu=2013 and tdo=b https://www.sudoc.abes.fr/cbs/sru/?query=mti%3Dage%20and%20mti%3Ddes%20and%20mti%3Dcenacles%20and%20aut%3Dglinoer%20and%20aut%3Danthony%20and%20aut%3Dlaisney%20and%20aut%3Dvincent%20and%20apu%3D2013%20and%20tdo%3Db&amp;recordSchema=unimarc&amp;version=1.1&amp;maximumRecords=200&amp;operation=searchRetrieve&amp;startRecord=1 0</text:p>
          </table:table-cell>
        </table:table-row>
        <table:table-row table:style-name="ro1" table:visibility="filter">
          <table:table-cell office:value-type="string" calcext:value-type="string">
            <text:p>https://www.sudoc.abes.fr/cbs/sru/?query=mti%3Decume%20and%20mti%3Ddes%20and%20mti%3Djours%20and%20aut%3Dboris%20and%20aut%3Dvian%20and%20apu%3D2013%20and%20tdo%3Db&amp;recordSchema=unimarc&amp;version=1.1&amp;maximumRecords=200&amp;operation=searchRetrieve&amp;startRecord=1</text:p>
          </table:table-cell>
        </table:table-row>
        <table:table-row table:style-name="ro1" table:visibility="filter">
          <table:table-cell office:value-type="string" calcext:value-type="string">
            <text:p>&lt;urlopen error [WinError 10060] Une tentative de connexion a échoué car le parti connecté n’a pas répondu convenablement au-delà d’une certaine durée ou une connexion établie a échoué car l’hôte de connexion n’a pas répondu&gt;</text:p>
          </table:table-cell>
        </table:table-row>
        <table:table-row table:style-name="ro1">
          <table:table-cell office:value-type="string" calcext:value-type="string">
            <text:p>1662 mti=ecume and mti=des and mti=jours and aut=boris and aut=vian and apu=2013 and tdo=b https://www.sudoc.abes.fr/cbs/sru/?query=mti%3Decume%20and%20mti%3Ddes%20and%20mti%3Djours%20and%20aut%3Dboris%20and%20aut%3Dvian%20and%20apu%3D2013%20and%20tdo%3Db&amp;recordSchema=unimarc&amp;version=1.1&amp;maximumRecords=200&amp;operation=searchRetrieve&amp;startRecord=1 0</text:p>
          </table:table-cell>
        </table:table-row>
        <table:table-row table:style-name="ro1" table:visibility="filter">
          <table:table-cell office:value-type="string" calcext:value-type="string">
            <text:p>https://www.sudoc.abes.fr/cbs/sru/?query=mti%3Djournal%20and%20mti%3Dune%20and%20mti%3Dprincesse%20and%20aut%3Dcabot%20and%20aut%3Dmeg%20and%20apu%3D2012%20and%20tdo%3Db&amp;recordSchema=unimarc&amp;version=1.1&amp;maximumRecords=200&amp;operation=searchRetrieve&amp;startRecord=1</text:p>
          </table:table-cell>
        </table:table-row>
        <table:table-row table:style-name="ro1" table:visibility="filter">
          <table:table-cell office:value-type="string" calcext:value-type="string">
            <text:p>&lt;urlopen error [WinError 10060] Une tentative de connexion a échoué car le parti connecté n’a pas répondu convenablement au-delà d’une certaine durée ou une connexion établie a échoué car l’hôte de connexion n’a pas répondu&gt;</text:p>
          </table:table-cell>
        </table:table-row>
        <table:table-row table:style-name="ro1">
          <table:table-cell office:value-type="string" calcext:value-type="string">
            <text:p>1662 mti=journal and mti=une and mti=princesse and aut=cabot and aut=meg and apu=2012 and tdo=b https://www.sudoc.abes.fr/cbs/sru/?query=mti%3Djournal%20and%20mti%3Dune%20and%20mti%3Dprincesse%20and%20aut%3Dcabot%20and%20aut%3Dmeg%20and%20apu%3D2012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journal and mti=d and mti=1 and mti=princesse and aut=cabot and aut=meg and apu=2012 and tdo=b https://www.sudoc.abes.fr/cbs/sru/?query=mti%3Djournal%20and%20mti%3Dd%20and%20mti%3D1%20and%20mti%3Dprincesse%20and%20aut%3Dcabot%20and%20aut%3Dmeg%20and%20apu%3D2012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comment and mti=la and mti=musique and mti=est and mti=devenue and mti=romantique and aut=emmanuel and aut=reibel and apu=2013 and tdo=b https://www.sudoc.abes.fr/cbs/sru/?query=mti%3Dcomment%20and%20mti%3Dla%20and%20mti%3Dmusique%20and%20mti%3Dest%20and%20mti%3Ddevenue%20and%20mti%3Dromantique%20and%20aut%3Demmanuel%20and%20aut%3Dreibel%20and%20apu%3D2013%20and%20tdo%3Db&amp;recordSchema=unimarc&amp;version=1.1&amp;maximumRecords=200&amp;operation=searchRetrieve&amp;startRecord=1 1</text:p>
          </table:table-cell>
        </table:table-row>
        <table:table-row table:style-name="ro1">
          <table:table-cell office:value-type="string" calcext:value-type="string">
            <text:p>1662 mti=informatique and mti=du and mti=temps and mti=et and mti=des and mti=evenements and aut=gerard and aut=berry and apu=2013 and tdo=b https://www.sudoc.abes.fr/cbs/sru/?query=mti%3Dinformatique%20and%20mti%3Ddu%20and%20mti%3Dtemps%20and%20mti%3Det%20and%20mti%3Ddes%20and%20mti%3Devenements%20and%20aut%3Dgerard%20and%20aut%3Dberry%20and%20apu%3D2013%20and%20tdo%3Db&amp;recordSchema=unimarc&amp;version=1.1&amp;maximumRecords=200&amp;operation=searchRetrieve&amp;startRecord=1 1</text:p>
          </table:table-cell>
        </table:table-row>
        <table:table-row table:style-name="ro1">
          <table:table-cell office:value-type="string" calcext:value-type="string">
            <text:p>1662 mti=reinventer and mti=la and mti=france and aut=jacques and aut=sylvain and aut=levy and aut=kahn and apu=2013 and tdo=b https://www.sudoc.abes.fr/cbs/sru/?query=mti%3Dreinventer%20and%20mti%3Dla%20and%20mti%3Dfrance%20and%20aut%3Djacques%20and%20aut%3Dsylvain%20and%20aut%3Dlevy%20and%20aut%3Dkahn%20and%20apu%3D2013%20and%20tdo%3Db&amp;recordSchema=unimarc&amp;version=1.1&amp;maximumRecords=200&amp;operation=searchRetrieve&amp;startRecord=1 1</text:p>
          </table:table-cell>
        </table:table-row>
        <table:table-row table:style-name="ro1" table:visibility="filter">
          <table:table-cell office:value-type="string" calcext:value-type="string">
            <text:p>https://www.sudoc.abes.fr/cbs/sru/?query=mti%3Dregards%20and%20mti%3Dsur%20and%20mti%3Ddebussy%20and%20aut%3Dlaederich%20and%20aut%3Dalexandra%20and%20aut%3Dchimenes%20and%20aut%3Dmyriam%20and%20aut%3Dboulez%20and%20aut%3Dpierre%20and%20apu%3D2013%20and%20tdo%3Db&amp;recordSchema=unimarc&amp;version=1.1&amp;maximumRecords=200&amp;operation=searchRetrieve&amp;startRecord=1</text:p>
          </table:table-cell>
        </table:table-row>
        <table:table-row table:style-name="ro1" table:visibility="filter">
          <table:table-cell office:value-type="string" calcext:value-type="string">
            <text:p>&lt;urlopen error [WinError 10060] Une tentative de connexion a échoué car le parti connecté n’a pas répondu convenablement au-delà d’une certaine durée ou une connexion établie a échoué car l’hôte de connexion n’a pas répondu&gt;</text:p>
          </table:table-cell>
        </table:table-row>
        <table:table-row table:style-name="ro1">
          <table:table-cell office:value-type="string" calcext:value-type="string">
            <text:p>1662 mti=regards and mti=sur and mti=debussy and aut=laederich and aut=alexandra and aut=chimenes and aut=myriam and aut=boulez and aut=pierre and apu=2013 and tdo=b https://www.sudoc.abes.fr/cbs/sru/?query=mti%3Dregards%20and%20mti%3Dsur%20and%20mti%3Ddebussy%20and%20aut%3Dlaederich%20and%20aut%3Dalexandra%20and%20aut%3Dchimenes%20and%20aut%3Dmyriam%20and%20aut%3Dboulez%20and%20aut%3Dpierre%20and%20apu%3D2013%20and%20tdo%3Db&amp;recordSchema=unimarc&amp;version=1.1&amp;maximumRecords=200&amp;operation=searchRetrieve&amp;startRecord=1 0</text:p>
          </table:table-cell>
        </table:table-row>
        <table:table-row table:style-name="ro1" table:visibility="filter">
          <table:table-cell office:value-type="string" calcext:value-type="string">
            <text:p>https://www.sudoc.abes.fr/cbs/sru/?query=mti%3Dqui%20and%20mti%3Drapportera%20and%20mti%3Dces%20and%20mti%3Dparoles%20and%20aut%3Dcharlotte%20and%20aut%3Ddelbo%20and%20apu%3D2013%20and%20tdo%3Db&amp;recordSchema=unimarc&amp;version=1.1&amp;maximumRecords=200&amp;operation=searchRetrieve&amp;startRecord=1</text:p>
          </table:table-cell>
        </table:table-row>
        <table:table-row table:style-name="ro1" table:visibility="filter">
          <table:table-cell office:value-type="string" calcext:value-type="string">
            <text:p>&lt;urlopen error [WinError 10060] Une tentative de connexion a échoué car le parti connecté n’a pas répondu convenablement au-delà d’une certaine durée ou une connexion établie a échoué car l’hôte de connexion n’a pas répondu&gt;</text:p>
          </table:table-cell>
        </table:table-row>
        <table:table-row table:style-name="ro1">
          <table:table-cell office:value-type="string" calcext:value-type="string">
            <text:p>1662 mti=qui and mti=rapportera and mti=ces and mti=paroles and aut=charlotte and aut=delbo and apu=2013 and tdo=b https://www.sudoc.abes.fr/cbs/sru/?query=mti%3Dqui%20and%20mti%3Drapportera%20and%20mti%3Dces%20and%20mti%3Dparoles%20and%20aut%3Dcharlotte%20and%20aut%3Ddelbo%20and%20apu%3D2013%20and%20tdo%3Db&amp;recordSchema=unimarc&amp;version=1.1&amp;maximumRecords=200&amp;operation=searchRetrieve&amp;startRecord=1 0</text:p>
          </table:table-cell>
        </table:table-row>
      </table:table>
      <table:table table:name="Feuille4" table:style-name="ta1">
        <table:table-column table:style-name="co1" table:default-cell-style-name="Default"/>
        <table:table-row table:style-name="ro1">
          <table:table-cell office:value-type="string" calcext:value-type="string">
            <text:p>1662 mti=le and mti=genre and mti=humain and apu=1981- and tdo=b https://www.sudoc.abes.fr/cbs/sru/?query=mti%3Dle%20and%20mti%3Dgenre%20and%20mti%3Dhumain%20and%20apu%3D1981-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les and mti=romanov and aut=encausse and aut=carrere and aut=helene and apu=2013 and tdo=b https://www.sudoc.abes.fr/cbs/sru/?query=mti%3Dles%20and%20mti%3Dromanov%20and%20aut%3Dencausse%20and%20aut%3Dcarrere%20and%20aut%3Dhelene%20and%20apu%3D2013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dictionnaire and mti=ferre and aut=belleret and aut=robert and apu=2013 and tdo=b https://www.sudoc.abes.fr/cbs/sru/?query=mti%3Ddictionnaire%20and%20mti%3Dferre%20and%20aut%3Dbelleret%20and%20aut%3Drobert%20and%20apu%3D2013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mon and mti=paris and mti=ma and mti=memoire and aut=morin and aut=edgar and apu=2013 and tdo=b https://www.sudoc.abes.fr/cbs/sru/?query=mti%3Dmon%20and%20mti%3Dparis%20and%20mti%3Dma%20and%20mti%3Dmemoire%20and%20aut%3Dmorin%20and%20aut%3Dedgar%20and%20apu%3D2013%20and%20tdo%3Db&amp;recordSchema=unimarc&amp;version=1.1&amp;maximumRecords=200&amp;operation=searchRetrieve&amp;startRecord=1 1</text:p>
          </table:table-cell>
        </table:table-row>
        <table:table-row table:style-name="ro1">
          <table:table-cell office:value-type="string" calcext:value-type="string">
            <text:p>1662 mti=philosophie and mti=de and mti=ecran and aut=charolles and aut=valerie and apu=2013 and tdo=b https://www.sudoc.abes.fr/cbs/sru/?query=mti%3Dphilosophie%20and%20mti%3Dde%20and%20mti%3Decran%20and%20aut%3Dcharolles%20and%20aut%3Dvalerie%20and%20apu%3D2013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avec and mti=nous and mti=apres and mti=nous and aut=jacques and aut=shimon and aut=attali and aut=peres and apu=2013 and tdo=b https://www.sudoc.abes.fr/cbs/sru/?query=mti%3Davec%20and%20mti%3Dnous%20and%20mti%3Dapres%20and%20mti%3Dnous%20and%20aut%3Djacques%20and%20aut%3Dshimon%20and%20aut%3Dattali%20and%20aut%3Dperes%20and%20apu%3D2013%20and%20tdo%3Db&amp;recordSchema=unimarc&amp;version=1.1&amp;maximumRecords=200&amp;operation=searchRetrieve&amp;startRecord=1 1</text:p>
          </table:table-cell>
        </table:table-row>
        <table:table-row table:style-name="ro1">
          <table:table-cell office:value-type="string" calcext:value-type="string">
            <text:p>1662 mti=quand and mti=la and mti=justice and mti=cree and mti=insecurite and aut=xavier and aut=bebin and apu=2013 and tdo=b https://www.sudoc.abes.fr/cbs/sru/?query=mti%3Dquand%20and%20mti%3Dla%20and%20mti%3Djustice%20and%20mti%3Dcree%20and%20mti%3Dinsecurite%20and%20aut%3Dxavier%20and%20aut%3Dbebin%20and%20apu%3D2013%20and%20tdo%3Db&amp;recordSchema=unimarc&amp;version=1.1&amp;maximumRecords=200&amp;operation=searchRetrieve&amp;startRecord=1 1</text:p>
          </table:table-cell>
        </table:table-row>
        <table:table-row table:style-name="ro1">
          <table:table-cell office:value-type="string" calcext:value-type="string">
            <text:p>1662 mti=adieu and mti=berlin and aut=christopher and aut=isherwood and aut=savitzky and aut=ludmila and apu=2013 and tdo=b https://www.sudoc.abes.fr/cbs/sru/?query=mti%3Dadieu%20and%20mti%3Dberlin%20and%20aut%3Dchristopher%20and%20aut%3Disherwood%20and%20aut%3Dsavitzky%20and%20aut%3Dludmila%20and%20apu%3D2013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defense and mti=republicaine and mti=et and mti=participation and mti=ministerielle and mti=1899 and mti=1902 and aut=francois and aut=agulhon and aut=maurice and aut=jaures and aut=chanet and aut=jean and aut=jean and apu=2013 and tdo=b https://www.sudoc.abes.fr/cbs/sru/?query=mti%3Ddefense%20and%20mti%3Drepublicaine%20and%20mti%3Det%20and%20mti%3Dparticipation%20and%20mti%3Dministerielle%20and%20mti%3D1899%20and%20mti%3D1902%20and%20aut%3Dfrancois%20and%20aut%3Dagulhon%20and%20aut%3Dmaurice%20and%20aut%3Djaures%20and%20aut%3Dchanet%20and%20aut%3Djean%20and%20aut%3Djean%20and%20apu%3D2013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je and mti=me and mti=souviens and aut=georges and aut=perec and apu=2013 and tdo=b https://www.sudoc.abes.fr/cbs/sru/?query=mti%3Dje%20and%20mti%3Dme%20and%20mti%3Dsouviens%20and%20aut%3Dgeorges%20and%20aut%3Dperec%20and%20apu%3D2013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conversations and mti=hitler and mti=mussolini and aut=pierre and aut=milza and apu=2013 and tdo=b https://www.sudoc.abes.fr/cbs/sru/?query=mti%3Dconversations%20and%20mti%3Dhitler%20and%20mti%3Dmussolini%20and%20aut%3Dpierre%20and%20aut%3Dmilza%20and%20apu%3D2013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age and mti=des and mti=cenacles and aut=glinoer and aut=anthony and aut=laisney and aut=vincent and apu=2013 and tdo=b https://www.sudoc.abes.fr/cbs/sru/?query=mti%3Dage%20and%20mti%3Ddes%20and%20mti%3Dcenacles%20and%20aut%3Dglinoer%20and%20aut%3Danthony%20and%20aut%3Dlaisney%20and%20aut%3Dvincent%20and%20apu%3D2013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ecume and mti=des and mti=jours and aut=boris and aut=vian and apu=2013 and tdo=b https://www.sudoc.abes.fr/cbs/sru/?query=mti%3Decume%20and%20mti%3Ddes%20and%20mti%3Djours%20and%20aut%3Dboris%20and%20aut%3Dvian%20and%20apu%3D2013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journal and mti=une and mti=princesse and aut=cabot and aut=meg and apu=2012 and tdo=b https://www.sudoc.abes.fr/cbs/sru/?query=mti%3Djournal%20and%20mti%3Dune%20and%20mti%3Dprincesse%20and%20aut%3Dcabot%20and%20aut%3Dmeg%20and%20apu%3D2012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journal and mti=d and mti=1 and mti=princesse and aut=cabot and aut=meg and apu=2012 and tdo=b https://www.sudoc.abes.fr/cbs/sru/?query=mti%3Djournal%20and%20mti%3Dd%20and%20mti%3D1%20and%20mti%3Dprincesse%20and%20aut%3Dcabot%20and%20aut%3Dmeg%20and%20apu%3D2012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comment and mti=la and mti=musique and mti=est and mti=devenue and mti=romantique and aut=emmanuel and aut=reibel and apu=2013 and tdo=b https://www.sudoc.abes.fr/cbs/sru/?query=mti%3Dcomment%20and%20mti%3Dla%20and%20mti%3Dmusique%20and%20mti%3Dest%20and%20mti%3Ddevenue%20and%20mti%3Dromantique%20and%20aut%3Demmanuel%20and%20aut%3Dreibel%20and%20apu%3D2013%20and%20tdo%3Db&amp;recordSchema=unimarc&amp;version=1.1&amp;maximumRecords=200&amp;operation=searchRetrieve&amp;startRecord=1 1</text:p>
          </table:table-cell>
        </table:table-row>
        <table:table-row table:style-name="ro1">
          <table:table-cell office:value-type="string" calcext:value-type="string">
            <text:p>1662 mti=informatique and mti=du and mti=temps and mti=et and mti=des and mti=evenements and aut=gerard and aut=berry and apu=2013 and tdo=b https://www.sudoc.abes.fr/cbs/sru/?query=mti%3Dinformatique%20and%20mti%3Ddu%20and%20mti%3Dtemps%20and%20mti%3Det%20and%20mti%3Ddes%20and%20mti%3Devenements%20and%20aut%3Dgerard%20and%20aut%3Dberry%20and%20apu%3D2013%20and%20tdo%3Db&amp;recordSchema=unimarc&amp;version=1.1&amp;maximumRecords=200&amp;operation=searchRetrieve&amp;startRecord=1 1</text:p>
          </table:table-cell>
        </table:table-row>
        <table:table-row table:style-name="ro1">
          <table:table-cell office:value-type="string" calcext:value-type="string">
            <text:p>1662 mti=reinventer and mti=la and mti=france and aut=jacques and aut=sylvain and aut=levy and aut=kahn and apu=2013 and tdo=b https://www.sudoc.abes.fr/cbs/sru/?query=mti%3Dreinventer%20and%20mti%3Dla%20and%20mti%3Dfrance%20and%20aut%3Djacques%20and%20aut%3Dsylvain%20and%20aut%3Dlevy%20and%20aut%3Dkahn%20and%20apu%3D2013%20and%20tdo%3Db&amp;recordSchema=unimarc&amp;version=1.1&amp;maximumRecords=200&amp;operation=searchRetrieve&amp;startRecord=1 1</text:p>
          </table:table-cell>
        </table:table-row>
        <table:table-row table:style-name="ro1">
          <table:table-cell office:value-type="string" calcext:value-type="string">
            <text:p>1662 mti=regards and mti=sur and mti=debussy and aut=laederich and aut=alexandra and aut=chimenes and aut=myriam and aut=boulez and aut=pierre and apu=2013 and tdo=b https://www.sudoc.abes.fr/cbs/sru/?query=mti%3Dregards%20and%20mti%3Dsur%20and%20mti%3Ddebussy%20and%20aut%3Dlaederich%20and%20aut%3Dalexandra%20and%20aut%3Dchimenes%20and%20aut%3Dmyriam%20and%20aut%3Dboulez%20and%20aut%3Dpierre%20and%20apu%3D2013%20and%20tdo%3Db&amp;recordSchema=unimarc&amp;version=1.1&amp;maximumRecords=200&amp;operation=searchRetrieve&amp;startRecord=1 0</text:p>
          </table:table-cell>
        </table:table-row>
        <table:table-row table:style-name="ro1">
          <table:table-cell office:value-type="string" calcext:value-type="string">
            <text:p>1662 mti=qui and mti=rapportera and mti=ces and mti=paroles and aut=charlotte and aut=delbo and apu=2013 and tdo=b https://www.sudoc.abes.fr/cbs/sru/?query=mti%3Dqui%20and%20mti%3Drapportera%20and%20mti%3Dces%20and%20mti%3Dparoles%20and%20aut%3Dcharlotte%20and%20aut%3Ddelbo%20and%20apu%3D2013%20and%20tdo%3Db&amp;recordSchema=unimarc&amp;version=1.1&amp;maximumRecords=200&amp;operation=searchRetrieve&amp;startRecord=1 0</text:p>
          </table:table-cell>
        </table:table-row>
      </table:table>
      <table:named-expressions/>
      <table:database-ranges>
        <table:database-range table:name="__Anonymous_Sheet_DB__2" table:target-range-address="Feuille3.A1:Feuille3.A46" table:display-filter-buttons="true">
          <table:filter>
            <table:filter-and>
              <table:filter-condition table:value="1662 mti=adieu and mti=berlin and aut=christopher and aut=isherwood and aut=savitzky and aut=ludmila and apu=2013 and tdo=b https://www.sudoc.abes.fr/cbs/sru/?query=mti%3Dadieu%20and%20mti%3Dberlin%20and%20aut%3Dchristopher%20and%20aut%3Disherwood%20and%20aut%3Dsavitzky%20and%20aut%3Dludmila%20and%20apu%3D2013%20and%20tdo%3Db&amp;recordSchema=unimarc&amp;version=1.1&amp;maximumRecords=200&amp;operation=searchRetrieve&amp;startRecord=1 0" table:operator="=" table:field-number="0">
                <table:filter-set-item table:value="1662 mti=adieu and mti=berlin and aut=christopher and aut=isherwood and aut=savitzky and aut=ludmila and apu=2013 and tdo=b https://www.sudoc.abes.fr/cbs/sru/?query=mti%3Dadieu%20and%20mti%3Dberlin%20and%20aut%3Dchristopher%20and%20aut%3Disherwood%20and%20aut%3Dsavitzky%20and%20aut%3Dludmila%20and%20apu%3D2013%20and%20tdo%3Db&amp;recordSchema=unimarc&amp;version=1.1&amp;maximumRecords=200&amp;operation=searchRetrieve&amp;startRecord=1 0"/>
                <table:filter-set-item table:value="1662 mti=age and mti=des and mti=cenacles and aut=glinoer and aut=anthony and aut=laisney and aut=vincent and apu=2013 and tdo=b https://www.sudoc.abes.fr/cbs/sru/?query=mti%3Dage%20and%20mti%3Ddes%20and%20mti%3Dcenacles%20and%20aut%3Dglinoer%20and%20aut%3Danthony%20and%20aut%3Dlaisney%20and%20aut%3Dvincent%20and%20apu%3D2013%20and%20tdo%3Db&amp;recordSchema=unimarc&amp;version=1.1&amp;maximumRecords=200&amp;operation=searchRetrieve&amp;startRecord=1 0"/>
                <table:filter-set-item table:value="1662 mti=avec and mti=nous and mti=apres and mti=nous and aut=jacques and aut=shimon and aut=attali and aut=peres and apu=2013 and tdo=b https://www.sudoc.abes.fr/cbs/sru/?query=mti%3Davec%20and%20mti%3Dnous%20and%20mti%3Dapres%20and%20mti%3Dnous%20and%20aut%3Djacques%20and%20aut%3Dshimon%20and%20aut%3Dattali%20and%20aut%3Dperes%20and%20apu%3D2013%20and%20tdo%3Db&amp;recordSchema=unimarc&amp;version=1.1&amp;maximumRecords=200&amp;operation=searchRetrieve&amp;startRecord=1 1"/>
                <table:filter-set-item table:value="1662 mti=comment and mti=la and mti=musique and mti=est and mti=devenue and mti=romantique and aut=emmanuel and aut=reibel and apu=2013 and tdo=b https://www.sudoc.abes.fr/cbs/sru/?query=mti%3Dcomment%20and%20mti%3Dla%20and%20mti%3Dmusique%20and%20mti%3Dest%20and%20mti%3Ddevenue%20and%20mti%3Dromantique%20and%20aut%3Demmanuel%20and%20aut%3Dreibel%20and%20apu%3D2013%20and%20tdo%3Db&amp;recordSchema=unimarc&amp;version=1.1&amp;maximumRecords=200&amp;operation=searchRetrieve&amp;startRecord=1 1"/>
                <table:filter-set-item table:value="1662 mti=conversations and mti=hitler and mti=mussolini and aut=pierre and aut=milza and apu=2013 and tdo=b https://www.sudoc.abes.fr/cbs/sru/?query=mti%3Dconversations%20and%20mti%3Dhitler%20and%20mti%3Dmussolini%20and%20aut%3Dpierre%20and%20aut%3Dmilza%20and%20apu%3D2013%20and%20tdo%3Db&amp;recordSchema=unimarc&amp;version=1.1&amp;maximumRecords=200&amp;operation=searchRetrieve&amp;startRecord=1 0"/>
                <table:filter-set-item table:value="1662 mti=defense and mti=republicaine and mti=et and mti=participation and mti=ministerielle and mti=1899 and mti=1902 and aut=francois and aut=agulhon and aut=maurice and aut=jaures and aut=chanet and aut=jean and aut=jean and apu=2013 and tdo=b https://www.sudoc.abes.fr/cbs/sru/?query=mti%3Ddefense%20and%20mti%3Drepublicaine%20and%20mti%3Det%20and%20mti%3Dparticipation%20and%20mti%3Dministerielle%20and%20mti%3D1899%20and%20mti%3D1902%20and%20aut%3Dfrancois%20and%20aut%3Dagulhon%20and%20aut%3Dmaurice%20and%20aut%3Djaures%20and%20aut%3Dchanet%20and%20aut%3Djean%20and%20aut%3Djean%20and%20apu%3D2013%20and%20tdo%3Db&amp;recordSchema=unimarc&amp;version=1.1&amp;maximumRecords=200&amp;operation=searchRetrieve&amp;startRecord=1 0"/>
                <table:filter-set-item table:value="1662 mti=dictionnaire and mti=ferre and aut=belleret and aut=robert and apu=2013 and tdo=b https://www.sudoc.abes.fr/cbs/sru/?query=mti%3Ddictionnaire%20and%20mti%3Dferre%20and%20aut%3Dbelleret%20and%20aut%3Drobert%20and%20apu%3D2013%20and%20tdo%3Db&amp;recordSchema=unimarc&amp;version=1.1&amp;maximumRecords=200&amp;operation=searchRetrieve&amp;startRecord=1 0"/>
                <table:filter-set-item table:value="1662 mti=ecume and mti=des and mti=jours and aut=boris and aut=vian and apu=2013 and tdo=b https://www.sudoc.abes.fr/cbs/sru/?query=mti%3Decume%20and%20mti%3Ddes%20and%20mti%3Djours%20and%20aut%3Dboris%20and%20aut%3Dvian%20and%20apu%3D2013%20and%20tdo%3Db&amp;recordSchema=unimarc&amp;version=1.1&amp;maximumRecords=200&amp;operation=searchRetrieve&amp;startRecord=1 0"/>
                <table:filter-set-item table:value="1662 mti=informatique and mti=du and mti=temps and mti=et and mti=des and mti=evenements and aut=gerard and aut=berry and apu=2013 and tdo=b https://www.sudoc.abes.fr/cbs/sru/?query=mti%3Dinformatique%20and%20mti%3Ddu%20and%20mti%3Dtemps%20and%20mti%3Det%20and%20mti%3Ddes%20and%20mti%3Devenements%20and%20aut%3Dgerard%20and%20aut%3Dberry%20and%20apu%3D2013%20and%20tdo%3Db&amp;recordSchema=unimarc&amp;version=1.1&amp;maximumRecords=200&amp;operation=searchRetrieve&amp;startRecord=1 1"/>
                <table:filter-set-item table:value="1662 mti=je and mti=me and mti=souviens and aut=georges and aut=perec and apu=2013 and tdo=b https://www.sudoc.abes.fr/cbs/sru/?query=mti%3Dje%20and%20mti%3Dme%20and%20mti%3Dsouviens%20and%20aut%3Dgeorges%20and%20aut%3Dperec%20and%20apu%3D2013%20and%20tdo%3Db&amp;recordSchema=unimarc&amp;version=1.1&amp;maximumRecords=200&amp;operation=searchRetrieve&amp;startRecord=1 0"/>
                <table:filter-set-item table:value="1662 mti=journal and mti=d and mti=1 and mti=princesse and aut=cabot and aut=meg and apu=2012 and tdo=b https://www.sudoc.abes.fr/cbs/sru/?query=mti%3Djournal%20and%20mti%3Dd%20and%20mti%3D1%20and%20mti%3Dprincesse%20and%20aut%3Dcabot%20and%20aut%3Dmeg%20and%20apu%3D2012%20and%20tdo%3Db&amp;recordSchema=unimarc&amp;version=1.1&amp;maximumRecords=200&amp;operation=searchRetrieve&amp;startRecord=1 0"/>
                <table:filter-set-item table:value="1662 mti=journal and mti=une and mti=princesse and aut=cabot and aut=meg and apu=2012 and tdo=b https://www.sudoc.abes.fr/cbs/sru/?query=mti%3Djournal%20and%20mti%3Dune%20and%20mti%3Dprincesse%20and%20aut%3Dcabot%20and%20aut%3Dmeg%20and%20apu%3D2012%20and%20tdo%3Db&amp;recordSchema=unimarc&amp;version=1.1&amp;maximumRecords=200&amp;operation=searchRetrieve&amp;startRecord=1 0"/>
                <table:filter-set-item table:value="1662 mti=le and mti=genre and mti=humain and apu=1981- and tdo=b https://www.sudoc.abes.fr/cbs/sru/?query=mti%3Dle%20and%20mti%3Dgenre%20and%20mti%3Dhumain%20and%20apu%3D1981-%20and%20tdo%3Db&amp;recordSchema=unimarc&amp;version=1.1&amp;maximumRecords=200&amp;operation=searchRetrieve&amp;startRecord=1 0"/>
                <table:filter-set-item table:value="1662 mti=les and mti=romanov and aut=encausse and aut=carrere and aut=helene and apu=2013 and tdo=b https://www.sudoc.abes.fr/cbs/sru/?query=mti%3Dles%20and%20mti%3Dromanov%20and%20aut%3Dencausse%20and%20aut%3Dcarrere%20and%20aut%3Dhelene%20and%20apu%3D2013%20and%20tdo%3Db&amp;recordSchema=unimarc&amp;version=1.1&amp;maximumRecords=200&amp;operation=searchRetrieve&amp;startRecord=1 0"/>
                <table:filter-set-item table:value="1662 mti=mon and mti=paris and mti=ma and mti=memoire and aut=morin and aut=edgar and apu=2013 and tdo=b https://www.sudoc.abes.fr/cbs/sru/?query=mti%3Dmon%20and%20mti%3Dparis%20and%20mti%3Dma%20and%20mti%3Dmemoire%20and%20aut%3Dmorin%20and%20aut%3Dedgar%20and%20apu%3D2013%20and%20tdo%3Db&amp;recordSchema=unimarc&amp;version=1.1&amp;maximumRecords=200&amp;operation=searchRetrieve&amp;startRecord=1 1"/>
                <table:filter-set-item table:value="1662 mti=philosophie and mti=de and mti=ecran and aut=charolles and aut=valerie and apu=2013 and tdo=b https://www.sudoc.abes.fr/cbs/sru/?query=mti%3Dphilosophie%20and%20mti%3Dde%20and%20mti%3Decran%20and%20aut%3Dcharolles%20and%20aut%3Dvalerie%20and%20apu%3D2013%20and%20tdo%3Db&amp;recordSchema=unimarc&amp;version=1.1&amp;maximumRecords=200&amp;operation=searchRetrieve&amp;startRecord=1 0"/>
                <table:filter-set-item table:value="1662 mti=quand and mti=la and mti=justice and mti=cree and mti=insecurite and aut=xavier and aut=bebin and apu=2013 and tdo=b https://www.sudoc.abes.fr/cbs/sru/?query=mti%3Dquand%20and%20mti%3Dla%20and%20mti%3Djustice%20and%20mti%3Dcree%20and%20mti%3Dinsecurite%20and%20aut%3Dxavier%20and%20aut%3Dbebin%20and%20apu%3D2013%20and%20tdo%3Db&amp;recordSchema=unimarc&amp;version=1.1&amp;maximumRecords=200&amp;operation=searchRetrieve&amp;startRecord=1 1"/>
                <table:filter-set-item table:value="1662 mti=qui and mti=rapportera and mti=ces and mti=paroles and aut=charlotte and aut=delbo and apu=2013 and tdo=b https://www.sudoc.abes.fr/cbs/sru/?query=mti%3Dqui%20and%20mti%3Drapportera%20and%20mti%3Dces%20and%20mti%3Dparoles%20and%20aut%3Dcharlotte%20and%20aut%3Ddelbo%20and%20apu%3D2013%20and%20tdo%3Db&amp;recordSchema=unimarc&amp;version=1.1&amp;maximumRecords=200&amp;operation=searchRetrieve&amp;startRecord=1 0"/>
                <table:filter-set-item table:value="1662 mti=regards and mti=sur and mti=debussy and aut=laederich and aut=alexandra and aut=chimenes and aut=myriam and aut=boulez and aut=pierre and apu=2013 and tdo=b https://www.sudoc.abes.fr/cbs/sru/?query=mti%3Dregards%20and%20mti%3Dsur%20and%20mti%3Ddebussy%20and%20aut%3Dlaederich%20and%20aut%3Dalexandra%20and%20aut%3Dchimenes%20and%20aut%3Dmyriam%20and%20aut%3Dboulez%20and%20aut%3Dpierre%20and%20apu%3D2013%20and%20tdo%3Db&amp;recordSchema=unimarc&amp;version=1.1&amp;maximumRecords=200&amp;operation=searchRetrieve&amp;startRecord=1 0"/>
                <table:filter-set-item table:value="1662 mti=reinventer and mti=la and mti=france and aut=jacques and aut=sylvain and aut=levy and aut=kahn and apu=2013 and tdo=b https://www.sudoc.abes.fr/cbs/sru/?query=mti%3Dreinventer%20and%20mti%3Dla%20and%20mti%3Dfrance%20and%20aut%3Djacques%20and%20aut%3Dsylvain%20and%20aut%3Dlevy%20and%20aut%3Dkahn%20and%20apu%3D2013%20and%20tdo%3Db&amp;recordSchema=unimarc&amp;version=1.1&amp;maximumRecords=200&amp;operation=searchRetrieve&amp;startRecord=1 1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tienne Cavalié</meta:initial-creator>
    <meta:creation-date>2023-12-04T13:10:35.836000000</meta:creation-date>
    <dc:date>2023-12-04T13:39:40.485000000</dc:date>
    <dc:creator>Etienne Cavalié</dc:creator>
    <meta:editing-duration>PT5M44S</meta:editing-duration>
    <meta:editing-cycles>2</meta:editing-cycles>
    <meta:generator>LibreOffice/7.4.2.3$Windows_x86 LibreOffice_project/382eef1f22670f7f4118c8c2dd222ec7ad009daf</meta:generator>
    <meta:document-statistic meta:table-count="4" meta:cell-count="743" meta:object-count="0"/>
  </office:meta>
</office:document-meta>
</file>